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b699" officeooo:paragraph-rsid="0009b699"/>
    </style:style>
    <style:style style:name="P2" style:family="paragraph" style:parent-style-name="Standard">
      <style:text-properties officeooo:rsid="0009b699" officeooo:paragraph-rsid="003ed73f"/>
    </style:style>
    <style:style style:name="P3" style:family="paragraph" style:parent-style-name="Standard">
      <style:text-properties officeooo:rsid="000ab7d4" officeooo:paragraph-rsid="000ab7d4"/>
    </style:style>
    <style:style style:name="P4" style:family="paragraph" style:parent-style-name="Standard">
      <style:text-properties officeooo:rsid="000c9a3a" officeooo:paragraph-rsid="000c9a3a"/>
    </style:style>
    <style:style style:name="P5" style:family="paragraph" style:parent-style-name="Standard">
      <style:text-properties officeooo:rsid="000c9a3a" officeooo:paragraph-rsid="000d8af4"/>
    </style:style>
    <style:style style:name="P6" style:family="paragraph" style:parent-style-name="Standard">
      <style:text-properties officeooo:rsid="000d8af4" officeooo:paragraph-rsid="000d8af4"/>
    </style:style>
    <style:style style:name="P7" style:family="paragraph" style:parent-style-name="Standard">
      <style:text-properties officeooo:rsid="000d8af4" officeooo:paragraph-rsid="000e1de0"/>
    </style:style>
    <style:style style:name="P8" style:family="paragraph" style:parent-style-name="Standard">
      <style:text-properties officeooo:rsid="000e1de0" officeooo:paragraph-rsid="000e1de0"/>
    </style:style>
    <style:style style:name="P9" style:family="paragraph" style:parent-style-name="Standard">
      <style:text-properties officeooo:rsid="000e1de0" officeooo:paragraph-rsid="000e8497"/>
    </style:style>
    <style:style style:name="P10" style:family="paragraph" style:parent-style-name="Standard">
      <style:text-properties officeooo:rsid="000e5043" officeooo:paragraph-rsid="000e5043"/>
    </style:style>
    <style:style style:name="P11" style:family="paragraph" style:parent-style-name="Standard">
      <style:text-properties officeooo:rsid="000e8497" officeooo:paragraph-rsid="000e8497"/>
    </style:style>
    <style:style style:name="P12" style:family="paragraph" style:parent-style-name="Standard">
      <style:text-properties officeooo:rsid="00107bf3" officeooo:paragraph-rsid="00107bf3"/>
    </style:style>
    <style:style style:name="P13" style:family="paragraph" style:parent-style-name="Standard">
      <style:text-properties officeooo:rsid="0010e8cd" officeooo:paragraph-rsid="0010e8cd"/>
    </style:style>
    <style:style style:name="P14" style:family="paragraph" style:parent-style-name="Standard">
      <style:text-properties officeooo:rsid="0010e8cd" officeooo:paragraph-rsid="001277fe"/>
    </style:style>
    <style:style style:name="P15" style:family="paragraph" style:parent-style-name="Standard">
      <style:text-properties officeooo:rsid="001277fe" officeooo:paragraph-rsid="001277fe"/>
    </style:style>
    <style:style style:name="P16" style:family="paragraph" style:parent-style-name="Standard">
      <style:text-properties officeooo:rsid="001376e3" officeooo:paragraph-rsid="001376e3"/>
    </style:style>
    <style:style style:name="P17" style:family="paragraph" style:parent-style-name="Standard">
      <style:text-properties officeooo:rsid="0013e106" officeooo:paragraph-rsid="0013e106"/>
    </style:style>
    <style:style style:name="P18" style:family="paragraph" style:parent-style-name="Standard">
      <style:text-properties officeooo:rsid="00143b0d" officeooo:paragraph-rsid="00143b0d"/>
    </style:style>
    <style:style style:name="P19" style:family="paragraph" style:parent-style-name="Standard">
      <style:text-properties officeooo:rsid="001507e3" officeooo:paragraph-rsid="001507e3"/>
    </style:style>
    <style:style style:name="P20" style:family="paragraph" style:parent-style-name="Standard">
      <style:text-properties officeooo:rsid="0016f65c" officeooo:paragraph-rsid="0016f65c"/>
    </style:style>
    <style:style style:name="P21" style:family="paragraph" style:parent-style-name="Standard">
      <style:text-properties officeooo:rsid="0016f65c" officeooo:paragraph-rsid="001ca071"/>
    </style:style>
    <style:style style:name="P22" style:family="paragraph" style:parent-style-name="Standard">
      <style:text-properties officeooo:rsid="00171050" officeooo:paragraph-rsid="00171050"/>
    </style:style>
    <style:style style:name="P23" style:family="paragraph" style:parent-style-name="Standard">
      <style:text-properties officeooo:rsid="00185649" officeooo:paragraph-rsid="00185649"/>
    </style:style>
    <style:style style:name="P24" style:family="paragraph" style:parent-style-name="Standard">
      <style:text-properties officeooo:rsid="001af1f3" officeooo:paragraph-rsid="001af1f3"/>
    </style:style>
    <style:style style:name="P25" style:family="paragraph" style:parent-style-name="Standard">
      <style:text-properties officeooo:rsid="001b2787" officeooo:paragraph-rsid="001b2787"/>
    </style:style>
    <style:style style:name="P26" style:family="paragraph" style:parent-style-name="Standard">
      <style:text-properties officeooo:rsid="001ca071" officeooo:paragraph-rsid="001ca071"/>
    </style:style>
    <style:style style:name="P27" style:family="paragraph" style:parent-style-name="Standard">
      <style:text-properties officeooo:rsid="001ca071" officeooo:paragraph-rsid="001da9e6"/>
    </style:style>
    <style:style style:name="P28" style:family="paragraph" style:parent-style-name="Standard">
      <style:text-properties officeooo:rsid="001e787e" officeooo:paragraph-rsid="001e787e"/>
    </style:style>
    <style:style style:name="P29" style:family="paragraph" style:parent-style-name="Standard">
      <style:text-properties officeooo:rsid="001fac49" officeooo:paragraph-rsid="001fac49"/>
    </style:style>
    <style:style style:name="P30" style:family="paragraph" style:parent-style-name="Standard">
      <style:text-properties officeooo:rsid="001c9342" officeooo:paragraph-rsid="001c9342"/>
    </style:style>
    <style:style style:name="P31" style:family="paragraph" style:parent-style-name="Standard">
      <style:text-properties officeooo:rsid="002189da" officeooo:paragraph-rsid="002189da"/>
    </style:style>
    <style:style style:name="P32" style:family="paragraph" style:parent-style-name="Standard">
      <style:text-properties officeooo:rsid="00222b52" officeooo:paragraph-rsid="00222b52"/>
    </style:style>
    <style:style style:name="P33" style:family="paragraph" style:parent-style-name="Standard">
      <style:text-properties officeooo:rsid="0022eb5b" officeooo:paragraph-rsid="0022eb5b"/>
    </style:style>
    <style:style style:name="P34" style:family="paragraph" style:parent-style-name="Standard">
      <style:text-properties officeooo:rsid="0023e246" officeooo:paragraph-rsid="0023e246"/>
    </style:style>
    <style:style style:name="P35" style:family="paragraph" style:parent-style-name="Standard">
      <style:text-properties officeooo:rsid="0024af0d" officeooo:paragraph-rsid="0024af0d"/>
    </style:style>
    <style:style style:name="P36" style:family="paragraph" style:parent-style-name="Standard">
      <style:text-properties officeooo:rsid="0024af0d" officeooo:paragraph-rsid="00275dae"/>
    </style:style>
    <style:style style:name="P37" style:family="paragraph" style:parent-style-name="Standard">
      <style:text-properties officeooo:rsid="00251ec2" officeooo:paragraph-rsid="00251ec2"/>
    </style:style>
    <style:style style:name="P38" style:family="paragraph" style:parent-style-name="Standard">
      <style:text-properties officeooo:rsid="00275dae" officeooo:paragraph-rsid="00275dae"/>
    </style:style>
    <style:style style:name="P39" style:family="paragraph" style:parent-style-name="Standard">
      <style:text-properties officeooo:rsid="002888b5" officeooo:paragraph-rsid="002888b5"/>
    </style:style>
    <style:style style:name="P40" style:family="paragraph" style:parent-style-name="Standard">
      <style:text-properties officeooo:rsid="002946a3" officeooo:paragraph-rsid="002946a3"/>
    </style:style>
    <style:style style:name="P41" style:family="paragraph" style:parent-style-name="Standard">
      <style:text-properties officeooo:rsid="002961a1" officeooo:paragraph-rsid="002961a1"/>
    </style:style>
    <style:style style:name="P42" style:family="paragraph" style:parent-style-name="Standard">
      <style:text-properties officeooo:rsid="002c531d" officeooo:paragraph-rsid="002c531d"/>
    </style:style>
    <style:style style:name="P43" style:family="paragraph" style:parent-style-name="Standard">
      <style:text-properties officeooo:rsid="002e40ac" officeooo:paragraph-rsid="002e40ac"/>
    </style:style>
    <style:style style:name="P44" style:family="paragraph" style:parent-style-name="Standard">
      <style:text-properties officeooo:rsid="002e9352" officeooo:paragraph-rsid="002e9352"/>
    </style:style>
    <style:style style:name="P45" style:family="paragraph" style:parent-style-name="Standard">
      <style:text-properties officeooo:rsid="002a2949" officeooo:paragraph-rsid="002f8817"/>
    </style:style>
    <style:style style:name="P46" style:family="paragraph" style:parent-style-name="Standard">
      <style:text-properties officeooo:rsid="002eb5d9" officeooo:paragraph-rsid="002eb5d9"/>
    </style:style>
    <style:style style:name="P47" style:family="paragraph" style:parent-style-name="Standard">
      <style:text-properties officeooo:rsid="002f8817" officeooo:paragraph-rsid="002f8817"/>
    </style:style>
    <style:style style:name="P48" style:family="paragraph" style:parent-style-name="Standard">
      <style:text-properties officeooo:rsid="003092a6" officeooo:paragraph-rsid="003092a6"/>
    </style:style>
    <style:style style:name="P49" style:family="paragraph" style:parent-style-name="Standard">
      <style:text-properties officeooo:rsid="00323afc" officeooo:paragraph-rsid="00323afc"/>
    </style:style>
    <style:style style:name="P50" style:family="paragraph" style:parent-style-name="Standard">
      <style:text-properties officeooo:rsid="0033db20" officeooo:paragraph-rsid="0033db20"/>
    </style:style>
    <style:style style:name="P51" style:family="paragraph" style:parent-style-name="Standard">
      <style:text-properties officeooo:rsid="0033db20" officeooo:paragraph-rsid="003ed73f"/>
    </style:style>
    <style:style style:name="P52" style:family="paragraph" style:parent-style-name="Standard">
      <style:text-properties officeooo:rsid="00348249" officeooo:paragraph-rsid="00348249"/>
    </style:style>
    <style:style style:name="P53" style:family="paragraph" style:parent-style-name="Standard">
      <style:text-properties officeooo:rsid="0034ae2e" officeooo:paragraph-rsid="0034ae2e"/>
    </style:style>
    <style:style style:name="P54" style:family="paragraph" style:parent-style-name="Standard">
      <style:text-properties officeooo:rsid="00360835" officeooo:paragraph-rsid="00360835"/>
    </style:style>
    <style:style style:name="P55" style:family="paragraph" style:parent-style-name="Standard">
      <style:text-properties officeooo:rsid="00360835" officeooo:paragraph-rsid="0042665b"/>
    </style:style>
    <style:style style:name="P56" style:family="paragraph" style:parent-style-name="Standard">
      <style:text-properties officeooo:rsid="003611ea" officeooo:paragraph-rsid="003611ea"/>
    </style:style>
    <style:style style:name="P57" style:family="paragraph" style:parent-style-name="Standard">
      <style:text-properties officeooo:rsid="003611ea" officeooo:paragraph-rsid="0036b2f0"/>
    </style:style>
    <style:style style:name="P58" style:family="paragraph" style:parent-style-name="Standard">
      <style:text-properties officeooo:rsid="00378069" officeooo:paragraph-rsid="00378069"/>
    </style:style>
    <style:style style:name="P59" style:family="paragraph" style:parent-style-name="Standard">
      <style:text-properties officeooo:rsid="0037d028" officeooo:paragraph-rsid="0037d028"/>
    </style:style>
    <style:style style:name="P60" style:family="paragraph" style:parent-style-name="Standard">
      <style:text-properties officeooo:rsid="0038fd69" officeooo:paragraph-rsid="0038fd69"/>
    </style:style>
    <style:style style:name="P61" style:family="paragraph" style:parent-style-name="Standard">
      <style:text-properties officeooo:rsid="003c7262" officeooo:paragraph-rsid="003c7262"/>
    </style:style>
    <style:style style:name="P62" style:family="paragraph" style:parent-style-name="Standard">
      <style:text-properties officeooo:rsid="003f3439" officeooo:paragraph-rsid="003f3439"/>
    </style:style>
    <style:style style:name="P63" style:family="paragraph" style:parent-style-name="Standard">
      <style:text-properties officeooo:rsid="003ed73f" officeooo:paragraph-rsid="003f3439"/>
    </style:style>
    <style:style style:name="P64" style:family="paragraph" style:parent-style-name="Standard">
      <style:text-properties officeooo:rsid="00402f99" officeooo:paragraph-rsid="00402f99"/>
    </style:style>
    <style:style style:name="P65" style:family="paragraph" style:parent-style-name="Standard">
      <style:text-properties officeooo:rsid="00410d14" officeooo:paragraph-rsid="00410d14"/>
    </style:style>
    <style:style style:name="P66" style:family="paragraph" style:parent-style-name="Standard">
      <style:text-properties officeooo:rsid="0042665b" officeooo:paragraph-rsid="0042665b"/>
    </style:style>
    <style:style style:name="P67" style:family="paragraph" style:parent-style-name="Standard">
      <style:text-properties officeooo:rsid="00445531" officeooo:paragraph-rsid="00445531"/>
    </style:style>
    <style:style style:name="P68" style:family="paragraph" style:parent-style-name="Standard">
      <style:text-properties officeooo:rsid="00445531" officeooo:paragraph-rsid="0045b313"/>
    </style:style>
    <style:style style:name="P69" style:family="paragraph" style:parent-style-name="Standard">
      <style:text-properties officeooo:rsid="0045b313" officeooo:paragraph-rsid="0045b313"/>
    </style:style>
    <style:style style:name="P70" style:family="paragraph" style:parent-style-name="Standard">
      <style:text-properties officeooo:rsid="00479970" officeooo:paragraph-rsid="00479970"/>
    </style:style>
    <style:style style:name="P71" style:family="paragraph" style:parent-style-name="Standard">
      <style:text-properties officeooo:rsid="00485d1b" officeooo:paragraph-rsid="00485d1b"/>
    </style:style>
    <style:style style:name="P72" style:family="paragraph" style:parent-style-name="Standard">
      <style:text-properties officeooo:rsid="004c1d54" officeooo:paragraph-rsid="004c1d54"/>
    </style:style>
    <style:style style:name="P73" style:family="paragraph" style:parent-style-name="Standard">
      <style:text-properties officeooo:rsid="004cbef5" officeooo:paragraph-rsid="004cbef5"/>
    </style:style>
    <style:style style:name="P74" style:family="paragraph" style:parent-style-name="Standard">
      <style:text-properties officeooo:rsid="004e6bd4" officeooo:paragraph-rsid="004e6bd4"/>
    </style:style>
    <style:style style:name="P75" style:family="paragraph" style:parent-style-name="Standard">
      <style:text-properties officeooo:rsid="004e6bd4" officeooo:paragraph-rsid="004e81f0"/>
    </style:style>
    <style:style style:name="P76" style:family="paragraph" style:parent-style-name="Standard">
      <style:text-properties officeooo:rsid="005002ad" officeooo:paragraph-rsid="005002ad"/>
    </style:style>
    <style:style style:name="P77" style:family="paragraph" style:parent-style-name="Standard">
      <style:text-properties officeooo:rsid="0050b6cd" officeooo:paragraph-rsid="0050b6cd"/>
    </style:style>
    <style:style style:name="P78" style:family="paragraph" style:parent-style-name="Standard">
      <style:text-properties officeooo:rsid="005355dd" officeooo:paragraph-rsid="005355dd"/>
    </style:style>
    <style:style style:name="P79" style:family="paragraph" style:parent-style-name="Standard">
      <style:text-properties officeooo:rsid="0053e913" officeooo:paragraph-rsid="0053e913"/>
    </style:style>
    <style:style style:name="P80" style:family="paragraph" style:parent-style-name="Standard">
      <style:text-properties officeooo:rsid="00542fa0" officeooo:paragraph-rsid="00542fa0"/>
    </style:style>
    <style:style style:name="P81" style:family="paragraph" style:parent-style-name="Standard">
      <style:text-properties officeooo:rsid="0055656f" officeooo:paragraph-rsid="00573505"/>
    </style:style>
    <style:style style:name="P82" style:family="paragraph" style:parent-style-name="Standard">
      <style:text-properties officeooo:rsid="00573505" officeooo:paragraph-rsid="00573505"/>
    </style:style>
    <style:style style:name="P83" style:family="paragraph" style:parent-style-name="Standard">
      <style:text-properties officeooo:rsid="0056c9a6" officeooo:paragraph-rsid="00573505"/>
    </style:style>
    <style:style style:name="P84" style:family="paragraph" style:parent-style-name="Standard">
      <style:text-properties officeooo:rsid="005a8e88" officeooo:paragraph-rsid="005a8e88"/>
    </style:style>
    <style:style style:name="P85" style:family="paragraph" style:parent-style-name="Standard">
      <style:text-properties officeooo:rsid="005bc655" officeooo:paragraph-rsid="005bc655"/>
    </style:style>
    <style:style style:name="P86" style:family="paragraph" style:parent-style-name="Standard">
      <style:text-properties officeooo:rsid="005bc655" officeooo:paragraph-rsid="005c3cfe"/>
    </style:style>
    <style:style style:name="P87" style:family="paragraph" style:parent-style-name="Standard">
      <style:text-properties officeooo:rsid="005c3cfe" officeooo:paragraph-rsid="005c3cfe"/>
    </style:style>
    <style:style style:name="P88" style:family="paragraph" style:parent-style-name="Standard">
      <style:text-properties officeooo:rsid="005c3cfe" officeooo:paragraph-rsid="005cb208"/>
    </style:style>
    <style:style style:name="P89" style:family="paragraph" style:parent-style-name="Standard">
      <style:text-properties officeooo:rsid="005d8630" officeooo:paragraph-rsid="005d8630"/>
    </style:style>
    <style:style style:name="P90" style:family="paragraph" style:parent-style-name="Standard">
      <style:text-properties officeooo:rsid="005ee3a7" officeooo:paragraph-rsid="005ee3a7"/>
    </style:style>
    <style:style style:name="P91" style:family="paragraph" style:parent-style-name="Standard">
      <style:text-properties officeooo:rsid="005cb208" officeooo:paragraph-rsid="005cb208"/>
    </style:style>
    <style:style style:name="P92" style:family="paragraph" style:parent-style-name="Standard">
      <style:text-properties officeooo:rsid="005f67ca" officeooo:paragraph-rsid="005fead8"/>
    </style:style>
    <style:style style:name="P93" style:family="paragraph" style:parent-style-name="Standard">
      <style:text-properties officeooo:rsid="005f67ca" officeooo:paragraph-rsid="005f67ca"/>
    </style:style>
    <style:style style:name="P94" style:family="paragraph" style:parent-style-name="Standard">
      <style:text-properties officeooo:rsid="005fead8" officeooo:paragraph-rsid="005fead8"/>
    </style:style>
    <style:style style:name="P95" style:family="paragraph" style:parent-style-name="Standard">
      <style:text-properties officeooo:rsid="00612894" officeooo:paragraph-rsid="00612894"/>
    </style:style>
    <style:style style:name="P96" style:family="paragraph" style:parent-style-name="Standard">
      <style:text-properties officeooo:rsid="00630fc6" officeooo:paragraph-rsid="00630fc6"/>
    </style:style>
    <style:style style:name="P97" style:family="paragraph" style:parent-style-name="Standard">
      <style:text-properties officeooo:rsid="00631993" officeooo:paragraph-rsid="00631993"/>
    </style:style>
    <style:style style:name="P98" style:family="paragraph" style:parent-style-name="Standard">
      <style:text-properties officeooo:rsid="005bc655" officeooo:paragraph-rsid="005a8e88"/>
    </style:style>
    <style:style style:name="T1" style:family="text">
      <style:text-properties officeooo:rsid="000d8af4"/>
    </style:style>
    <style:style style:name="T2" style:family="text">
      <style:text-properties officeooo:rsid="000e8497"/>
    </style:style>
    <style:style style:name="T3" style:family="text">
      <style:text-properties officeooo:rsid="00107bf3"/>
    </style:style>
    <style:style style:name="T4" style:family="text">
      <style:text-properties officeooo:rsid="0010e8cd"/>
    </style:style>
    <style:style style:name="T5" style:family="text">
      <style:text-properties officeooo:rsid="001277fe"/>
    </style:style>
    <style:style style:name="T6" style:family="text">
      <style:text-properties officeooo:rsid="00171050"/>
    </style:style>
    <style:style style:name="T7" style:family="text">
      <style:text-properties officeooo:rsid="0019ee6c"/>
    </style:style>
    <style:style style:name="T8" style:family="text">
      <style:text-properties officeooo:rsid="001af1f3"/>
    </style:style>
    <style:style style:name="T9" style:family="text">
      <style:text-properties officeooo:rsid="001b2787"/>
    </style:style>
    <style:style style:name="T10" style:family="text">
      <style:text-properties officeooo:rsid="001c9342"/>
    </style:style>
    <style:style style:name="T11" style:family="text">
      <style:text-properties officeooo:rsid="001ca071"/>
    </style:style>
    <style:style style:name="T12" style:family="text">
      <style:text-properties officeooo:rsid="001da9e6"/>
    </style:style>
    <style:style style:name="T13" style:family="text">
      <style:text-properties officeooo:rsid="001fac49"/>
    </style:style>
    <style:style style:name="T14" style:family="text">
      <style:text-properties officeooo:rsid="0020b373"/>
    </style:style>
    <style:style style:name="T15" style:family="text">
      <style:text-properties officeooo:rsid="002189da"/>
    </style:style>
    <style:style style:name="T16" style:family="text">
      <style:text-properties officeooo:rsid="00222b52"/>
    </style:style>
    <style:style style:name="T17" style:family="text">
      <style:text-properties officeooo:rsid="0023e246"/>
    </style:style>
    <style:style style:name="T18" style:family="text">
      <style:text-properties officeooo:rsid="00251ec2"/>
    </style:style>
    <style:style style:name="T19" style:family="text">
      <style:text-properties officeooo:rsid="00275dae"/>
    </style:style>
    <style:style style:name="T20" style:family="text">
      <style:text-properties officeooo:rsid="002888b5"/>
    </style:style>
    <style:style style:name="T21" style:family="text">
      <style:text-properties officeooo:rsid="002946a3"/>
    </style:style>
    <style:style style:name="T22" style:family="text">
      <style:text-properties officeooo:rsid="002961a1"/>
    </style:style>
    <style:style style:name="T23" style:family="text">
      <style:text-properties officeooo:rsid="002b4c65"/>
    </style:style>
    <style:style style:name="T24" style:family="text">
      <style:text-properties officeooo:rsid="002c531d"/>
    </style:style>
    <style:style style:name="T25" style:family="text">
      <style:text-properties officeooo:rsid="002e40ac"/>
    </style:style>
    <style:style style:name="T26" style:family="text">
      <style:text-properties officeooo:rsid="002e9352"/>
    </style:style>
    <style:style style:name="T27" style:family="text">
      <style:text-properties officeooo:rsid="002f8817"/>
    </style:style>
    <style:style style:name="T28" style:family="text">
      <style:text-properties officeooo:rsid="002fb9a1"/>
    </style:style>
    <style:style style:name="T29" style:family="text">
      <style:text-properties officeooo:rsid="00323afc"/>
    </style:style>
    <style:style style:name="T30" style:family="text">
      <style:text-properties officeooo:rsid="0009b699"/>
    </style:style>
    <style:style style:name="T31" style:family="text">
      <style:text-properties officeooo:rsid="00348249"/>
    </style:style>
    <style:style style:name="T32" style:family="text">
      <style:text-properties officeooo:rsid="0034ae2e"/>
    </style:style>
    <style:style style:name="T33" style:family="text">
      <style:text-properties officeooo:rsid="003611ea"/>
    </style:style>
    <style:style style:name="T34" style:family="text">
      <style:text-properties officeooo:rsid="0036b2f0"/>
    </style:style>
    <style:style style:name="T35" style:family="text">
      <style:text-properties officeooo:rsid="0037d028"/>
    </style:style>
    <style:style style:name="T36" style:family="text">
      <style:text-properties officeooo:rsid="003a753c"/>
    </style:style>
    <style:style style:name="T37" style:family="text">
      <style:text-properties officeooo:rsid="003c7262"/>
    </style:style>
    <style:style style:name="T38" style:family="text">
      <style:text-properties officeooo:rsid="003ce716"/>
    </style:style>
    <style:style style:name="T39" style:family="text">
      <style:text-properties officeooo:rsid="00402f99"/>
    </style:style>
    <style:style style:name="T40" style:family="text">
      <style:text-properties officeooo:rsid="00410d14"/>
    </style:style>
    <style:style style:name="T41" style:family="text">
      <style:text-properties officeooo:rsid="00445531"/>
    </style:style>
    <style:style style:name="T42" style:family="text">
      <style:text-properties officeooo:rsid="00464eec"/>
    </style:style>
    <style:style style:name="T43" style:family="text">
      <style:text-properties officeooo:rsid="00485d1b"/>
    </style:style>
    <style:style style:name="T44" style:family="text">
      <style:text-properties officeooo:rsid="004a34a2"/>
    </style:style>
    <style:style style:name="T45" style:family="text">
      <style:text-properties officeooo:rsid="004cbef5"/>
    </style:style>
    <style:style style:name="T46" style:family="text">
      <style:text-properties officeooo:rsid="0050b6cd"/>
    </style:style>
    <style:style style:name="T47" style:family="text">
      <style:text-properties officeooo:rsid="00520a7a"/>
    </style:style>
    <style:style style:name="T48" style:family="text">
      <style:text-properties officeooo:rsid="001267f4"/>
    </style:style>
    <style:style style:name="T49" style:family="text">
      <style:text-properties officeooo:rsid="00542fa0"/>
    </style:style>
    <style:style style:name="T50" style:family="text">
      <style:text-properties officeooo:rsid="0056c9a6"/>
    </style:style>
    <style:style style:name="T51" style:family="text">
      <style:text-properties officeooo:rsid="005a8e88"/>
    </style:style>
    <style:style style:name="T52" style:family="text">
      <style:text-properties officeooo:rsid="005bc655"/>
    </style:style>
    <style:style style:name="T53" style:family="text">
      <style:text-properties officeooo:rsid="005c3cfe"/>
    </style:style>
    <style:style style:name="T54" style:family="text">
      <style:text-properties officeooo:rsid="005cb208"/>
    </style:style>
    <style:style style:name="T55" style:family="text">
      <style:text-properties officeooo:rsid="005f67ca"/>
    </style:style>
    <style:style style:name="T56" style:family="text">
      <style:text-properties officeooo:rsid="005fead8"/>
    </style:style>
    <style:style style:name="T57" style:family="text">
      <style:text-properties officeooo:rsid="00612894"/>
    </style:style>
    <style:style style:name="T58" style:family="text">
      <style:text-properties officeooo:rsid="00637a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И на этом, наверно, уже <text:s/>хватит.</text:p>
      <text:p text:style-name="P3">Пора выкатывать картошку из золы пока не испеклась насквозь. Может в углях и есть килокалории, но вкус не тот. </text:p>
      <text:p text:style-name="P3">Да и стемнело уже, а я не хочу переедать на ночь глядя. Как там у тех арабских диетологов: «ужин — отдай врагу».</text:p>
      <text:p text:style-name="P3">Правда, у меня с врагами туговато — откуда взять-то, если тебя готовили жить в обществе, где «человек человеку — друг, товарищ и брат»?</text:p>
      <text:p text:style-name="P4">А всё же тянет поделиться навешанной тебе лапшой. Однажды, я начал заливать твоей старшей сестре, Леночке, что все люди хорошие и добрые, просто они это не осознают.</text:p>
      <text:p text:style-name="P4">И надо же, чтоб именно в тот вечер по телевизору показали пьесу Шекспира «Ричард III». Как безотрывно она смотрела, пока те люди добрые друг друга резали, душили и терзали. А на следующее утро ещё и повтор пересмотрела. Но не мог же я против Шекспира рыпаться. Всё-таки, классика — это сила.</text:p>
      <text:p text:style-name="P4">С тех пор у меня с телевизором вооружённый нейтралитет. </text:p>
      <text:p text:style-name="P5">Это всё к тому, что <text:span text:style-name="T1">и</text:span> будь у меня даже <text:s/>враг, я бы ему последнюю рубаху отдал, но только не ужин, а тем более печёную на костре картошку.</text:p>
      <text:p text:style-name="P6">Ведь это ж невозможно передать до чего она шедевр кулинарии, когда разломишь обуглившуюся корочку и сыпнёшь чуть-чуть соли на её исходящую паром сердцевину — тут никакие кулебяки с бефами струганными и омарами под шерифами не идут ни в какое сравнение. <text:s/>Пусть эти все финтифлюшки остаются заумным гурманам, а мы люди из села — тёмные, нам абы грóши да харчи хорóши.</text:p>
      <text:p text:style-name="P7">Да будь я помоложе, а не негром преклонных годов, придавленным бытовухой в ходе борьбы за существование, то <text:s/>— ей-же-ей! — <text:s/>оду б сложил ей — картошке на костре печёной...</text:p>
      <text:p text:style-name="P9"><text:span text:style-name="T2">Н</text:span>едаром в самом <text:span text:style-name="T2">пронзительном</text:span> эпизоде Юлиана Семёнова, обряженный в <text:s text:c="2"/>форму фашиста <text:s/>Штирлиц <text:s/>печёт, <text:s/>в камине своей берлинской квартиры, картошку на день Советской армии и флота.</text:p>
      <text:p text:style-name="P8"><text:span text:style-name="T2">Но вместе с тем</text:span>, <text:span text:style-name="T2">и </text:span>при всём уважении к его ностальгическому патриотизму, это не то.</text:p>
      <text:p text:style-name="P8">Чтобы понять вкус печёной картошки нужно сидеть на земле, под открытым небом, с такой вот ночью вокруг.</text:p>
      <text:p text:style-name="P8"/>
      <text:p text:style-name="P10">В Конотопе баба Катя всех нас перецеловала и расплакалась.</text:p>
      <text:p text:style-name="P10">Мама стала её утешать, потом заметила две детские головки, что потихоньку выглядывали из-за створок двери в комнату.</text:p>
      <text:p text:style-name="P10">- Людкины?- спросила мама.</text:p>
      <text:p text:style-name="P10">- Да, это у нас Ирочка и Валерик. Вон уже какие большие. Ей три исполнилось, и Валерику скоро два будет.</text:p>
      <text:p text:style-name="P10">Потом приехал с работы их отец, дядя Толик, <text:span text:style-name="T37">я впервые не в кино, а в жизни, увидел мужчину в лысине от лба до затылка, но постарался не очень пялиться; а</text:span> ещё через час <text:span text:style-name="T37">мы</text:span> с ним <text:span text:style-name="T37">вышли </text:span>встречать тётю Люду.</text:p>
      <text:p text:style-name="P10"><text:s/>Магазин её закрывается в семь, и с работы она всегда несёт <text:s/>сумки.</text:p>
      <text:p text:style-name="P10"><text:span text:style-name="T37">Идя с дядей Толиком, я изучал дорогу</text:span> на Путепровод, который ещё зовётся Переéздом. </text:p>
      <text:p text:style-name="P10"><text:span text:style-name="T37">Мне</text:span> смутно <text:span text:style-name="T37">вс</text:span>поминал<text:span text:style-name="T37">ось долгое ожидание,</text:span> <text:span text:style-name="T2">пока подымется шлагбаум перед железной дорогой и множество людей, вперемешку с парой телег и каким-нибудь грузовиком, <text:s/>устремятся с двух сторон на переезд через рельсы, сложенный из чёрных шпал. В тот раз мы ехали из Конотопа на Объект.</text:span></text:p>
      <text:p text:style-name="P11">За моё отсутствие под путями провели высокий бетонный тоннель, отсюда официальное — Путепровод, он же, по старинке, Переезд.</text:p>
      <text:p text:style-name="P11"><text:s/>За Переездом ходили длинные трамваи от Вокзала в Город и обратно. На одном идущем из Города и должна была подъехать тётя Люда с работы.</text:p>
      <text:p text:style-name="P11">Дядя Толик подговорил меня, чтобы когда она сойдёт с трамвая и направится под редкими фонарями в Путепровод, ухватить за одну из её сумок и сказать:</text:p>
      <text:p text:style-name="P11">- Не слишком тяжело?</text:p>
      <text:p text:style-name="P11"><text:soft-page-break/>Но она меня узнала, хоть дядя Толик и сдвинул мне козырёк кепки на глаза.</text:p>
      <text:p text:style-name="P11">Мы все вместе пошли на Нежинскую и дядя Толик нёс сумки с продуктами. Которые тётя Люда <text:span text:style-name="T3">брала в счёт получки в магазине, где она работала.</text:span></text:p>
      <text:p text:style-name="P12">Поднявшись из Путепровода, мы пересекли Базар по проходу между его пустыми, в эту тёмную часть суток, прилавками с высокими, как у беседок, крышами; и прошли ещё, примерно, столько же до начала Нежинской.</text:p>
      <text:p text:style-name="P12">Вдоль всей её длины горели два или три далёких фонаря, но и этого достаточно, чтоб отличить от других улиц.</text:p>
      <text:p text:style-name="P12"/>
      <text:p text:style-name="P12">В Конотоп мы приехали к последней четверти учебного года и пошли в школу номер тринадцать.</text:p>
      <text:p text:style-name="P12">Она стояла на улице Богдана Хмельницкого, мощёной неровными булыгами, как раз напротив Нежинской.</text:p>
      <text:p text:style-name="P12">Ещё эту школу называли Черевкиной.</text:p>
      <text:p text:style-name="P12">При царском режиме богатей из села Подлипное, по фамилии Черевко, <text:s/>построил двухэтажный трактир, но тогдашние власти не позволили его открыть, за то, что слишком близко стоит к заводу — весь рабочий люд сопьётся, и Черевко отдал дом под школу из четырёх классных комнат.</text:p>
      <text:p text:style-name="P12">В советское время вслед за двухэтажным построили ещё и длинное одноэтажное здание барачного типа, но из кирпича; вдоль тихой улочки, что спускалась к Болоту, или Роще, за которыми стоит село Подлипное.</text:p>
      <text:p text:style-name="P12">Я вспомнил как в первый приезд тётя Люда и мама водили меня купаться в круглом пруду рядом с селом и там плавали утки.</text:p>
      <text:p text:style-name="P12">В первое утро по дороге в школу меня удивили холщовые мешочки на верёвочках, которые многие ученики несли помимо своих портфелей или папок. Оказывается, там были чернильницы для уроков в школе.</text:p>
      <text:p text:style-name="P12">На следующее утро я воспринимал их уже как должное, хотя школьники на Объекте давно уже писали авторучками с внутренними ампулами, <text:span text:style-name="T4">куда чернила втягиваются через перо и хватит почти на неделю, если не слишком много пишешь.</text:span></text:p>
      <text:p text:style-name="P26">На переменах все выходили в широкий двор с одним старинным деревом перед маленьким зданием, в котором была пионерская комната, учебная мастерская, библиотека и, как я узнал впоследствии, склад лыж для физкультуры.</text:p>
      <text:p text:style-name="P26">Напротив спортзала, пристроенного под прямым углом к концу длинного здания школы, стоял побеленый <text:s/>кирпичный домик туалетов и туда направлялась оживлённая цепочка ребят, но, не доходя до туалета пацаны, <text:span text:style-name="T12">и только пацаны,</text:span> сворачивали за угол спортзала. Там, в узком проходе между стеной спортзала и забором соседского огорода, шла бойкая игра на наличные деньги — школьный Лас-Вегас. </text:p>
      <text:p text:style-name="P27">Игра называется «биток», игроки ставят условленную сумму копеек, <text:span text:style-name="T12">от двух до пяти, на кон — с десюлика, пятнашки, двацулика и полтинника сразу получишь сдачу. Копейки ставятся на кон в прямом смысле — стопочкой на земле, одна на другую, решками кверху. Теперь в игру вступает «биток» — какая-нибудь излюбленная игроком железяка: болт, огрызок крепильного костыля, шар от очень крупного подшипника; ограничений нет — бей чем хочешь, а там <text:s/>хоть и камешком. Куда бить? Да по стопке копеек, конечно, сколько перевернулось орлами кверху — твои. <text:s/>Не перевернулись — бьёт следующий. </text:span></text:p>
      <text:p text:style-name="P28">Иногда от угла спортзала раздавался крик «шубись!», значит приближается кто-то из учителей, деньги тут же исчезали с земли по карманам, но тревога всегда оказывалась ложной — те сворачивали в туалет и игра продолжалась. </text:p>
      <text:p text:style-name="P28">За три кона я спустил пятнадцать копеек, которые дала мне мама на пирожок из школьного буфета, потому что у этих биточных виртуозов рука набита будь-будь, а мне приходилось бить позыченым битком — взятым у кого-то из них на прокат.</text:p>
      <text:p text:style-name="P28">Может и к лучшему — не успел пристраститься.</text:p>
      <text:p text:style-name="P26"/>
      <text:p text:style-name="P13"><text:soft-page-break/>Классная руководительница, Альбина Георгиевна, посадила меня рядом с худенькой рыжей девочкой по фамилии Йерик и неоднократный второгодник Саша Дрыга был очень этим недоволен, о чём и предупредил меня после уроков.</text:p>
      <text:p text:style-name="P13">А по дороге из школы я познакомился со своим одноклассником Витей, по фамилии Череп, потому что мы вместе шли по Нежинской, только ему идти дальше — до Нежинского Магазина, что на полпути от любого конца улицы.</text:p>
      <text:p text:style-name="P29">На следующий день я попросил Альбину Георгиевну пересадить меня на последнюю парту к Вите Черепу, потому что мы соседи по улице. А на предпоследней сидел Вадик Кубарев и так началась наша тройственная дружба. </text:p>
      <text:p text:style-name="P29">Но, конечно, в школе лишь учителя зовут ребят по фамилии, а между собой Череп превращается в Чепу, а Кубарев в Кубу.</text:p>
      <text:p text:style-name="P29">Как окрестили меня? Голым или Гольцем? Если твоё имя Сергей, то фамилию твою не коротят и ты становишься просто Серый.</text:p>
      <text:p text:style-name="P29">Дружба — это сила, когда мы втроём даже Саша Дрыга не слишком выпендривается.</text:p>
      <text:p text:style-name="P29">Дружба — это знание. Я поделился стихами не вошедшими в школьную программу, но <text:s/><text:span text:style-name="T14"><text:s/>выученными наизусть всеми мальчиками Объекта: и «себя от холода страхуя, купил доху я...», и «огонёк в пивной горит...», и «ехал на ярмарку Ванька-холуй...»; а мне, в рамках культурно-филологического обмена растолковали смысл выражений «ты из Ромнов сбежал?» или «тебе в Ромны» пора — в Ромнах находится областная психушка для чокнутых. </text:span></text:p>
      <text:p text:style-name="P13"/>
      <text:p text:style-name="P13">Потом приехал папа, а неделей позже прибыл и железный контейнер на товарную станцию. Оттуда грузовик привёз давно знакомый шкаф, с зеркалом в двери, раскладной диван, пару кресел с деревянными ручками, телевизор и другие вещи.</text:p>
      <text:p text:style-name="P13">Сейчас подумаю и — оторопь берёт: как могли две семьи плюс общая баба Катя умещаться и жить в одной комнате и кухне?</text:p>
      <text:p text:style-name="P14">Но тогда я о таком не задумывался — просто <text:span text:style-name="T5">раз это наш дом и раз мы тут живём и живём так, как живём, значит по-другому и быть не может,</text:span> всё — как надо, <text:span text:style-name="T5">так что я просто жил и всё тут</text:span>.</text:p>
      <text:p text:style-name="P13">На ночь мы с Сашкой ложились на раскладном диване, а Наташа поперёк того же дивана, у нас в ногах, так что приходилось их поджимать, а то начнёт ворчать и жаловаться родителям на их кровати у противоположной стенки, чтоб они мне с Сашкой сказали не брыкаться. А у самой к дивану ещё и стул приставлен — вытягивайся сколько хочешь, но когда я предлагал ей поменяться местами, она отказывалась. </text:p>
      <text:p text:style-name="P13">Семья Архипенков и баба Катя спали на кухне.</text:p>
      <text:p text:style-name="P13"/>
      <text:p text:style-name="P13">Метров за триста от Нежинской и параллельно ей шла улица Профессийная с высоким забором из бетонных плит вокруг Конотопского Паровозо-<text:span text:style-name="T5">В</text:span>агоноремонтного завода, <text:span text:style-name="T5">короче — КПВРЗ</text:span>. <text:span text:style-name="T5">Вот почему часть Конотопа по эту сторону Путепровода-Переезда зовётся заводским Посёлком.</text:span></text:p>
      <text:p text:style-name="P15">Профессийную с Нежинской соединяли короткие улочки; первая — по пути из школы — называлась Литейной, потому что выходила к бывшему литейному цеху завода, хоть его и не видно за тем забором; затем шла Кузнечная — напротив неё виднелась высокая кирпичная труба; а чуть дальше нашей хаты, в сторону Нежинского Магазина — улица Гоголя, хотя ни перед, ни позади забора никакого Гоголя, конечно же, не было.</text:p>
      <text:p text:style-name="P15"><text:s/>В ближайшее после нашего приезда воскресенье, Люда повела меня и Наташу с Санькой через улицу Кузнечную и по Профессийной, на Посёлке она единственная из всех была покрыта асфальтом, в Клуб завода, на детский сеанс в три часа дня.</text:p>
      <text:p text:style-name="P16">Клуб — двухэтажный, но ростом во все четыре, наполовину <text:s/>тоже окружала бетонная стена. Он сложен был из кирпича прокопчённого цвета, и стены <text:span text:style-name="T4">— </text:span>не гладкие, а со множеством арочных выступов-столбиков <text:span text:style-name="T4">— </text:span>словно кружевные. Следом за ним стояло здание заводской Проходной, такой же витиевато дореволюционной кладки.</text:p>
      <text:p text:style-name="P16">В высоком вестибюле Клуба возле окошечка кассы толпилась разнообразная детвора. </text:p>
      <text:p text:style-name="P16"><text:soft-page-break/>Один, с виду второклассник, начал приставать к тёте Люде, чтоб она дала ему десять копеек, но она прикрикнула и он отстал. Мне показалось, что и ей в охотку было придти сюда на детский дневной сеанс.</text:p>
      <text:p text:style-name="P16"/>
      <text:p text:style-name="P16">Так я узнал дорогу к Клубу, где была также заводская Библиотека — два огромных зала: в первом столы с подшивками газет и высокие шкафы с остеклёнными дверцами, где виднелись знакомые ряды работ Ленина и Маркса и прочие многотомники, а во втором нормальные полки и книги для чтения.</text:p>
      <text:p text:style-name="P16">Конечно, я туда сразу записался, потому что в школьной библиотеке, в отдельном небольшом здании напротив крыльца-входа посреди длинного кирпичного здания моей школы, выбирать было почти нечего.</text:p>
      <text:p text:style-name="P16"/>
      <text:p text:style-name="P17">Первого мая школа пошла на демонстрацию. Сперва по булыжной Богдана Хмельницкого до Базара, откуда асфальт Профессийной доходил до Путепровода, а от Переезда — в Город, по проспекту Мира — под мостом высокой железнодорожной насыпи, мимо пятиэтажек Зеленчака, до площади Мира, где, напротив фонтана и кинотеатра Мир, стояла красная трибуна, перед которой весь город проходил демонстрацией, если не считать жильцов пятиэтажек вокруг площади — они смотрели демонстрацию со своих балконов. Я им чуть-чуть завидовал, но не долго.</text:p>
      <text:p text:style-name="P18">По пути до площади школьной колонне не раз приходилось останавливаться в долгом ожидании, пропуская предыдущие по нумерации школы; зато нас пропускали колонны Локомотивного Депо, или Дистанции Пути Юго-Западной Железной Дороги, как было написано выпуклыми буквами на обтянутых малиновым бархатом щитах во главе их; <text:s/>а уже перед самой площадью приходилось вдруг переходить на рысь, держа наперевес портретные плакаты, потому что очень отстали от колонн впереди.</text:p>
      <text:p text:style-name="P18">Поскольку мы почти замыкали прохождение школ — в городе их всего четырнадцать, то когда мы проходили мимо красной трибуны, репродукторы над ней кричали «на площадь вступает колонна конотопского железнодорожного техникума! Ура, товарищи!» и приходилось уракать не себе.</text:p>
      <text:p text:style-name="P19">За площадью, миновав вход в парк, дорога круто сворачивала вправо, к заводу «Красный Металлист», но мы туда не спускались, а в ближайшем переулке складывали портреты членов Политбюро ЦК КПСС и красные транспаранты в грузовик, который отвозил их обратно в школу до следующих демонстраций. </text:p>
      <text:p text:style-name="P19">Мы тоже шли обратно, в обход площади, потому что проходы между домами выходящими на неё были загорожены автобусами — плотно, лоб в лоб — а позади них прохаживались милиционеры.</text:p>
      <text:p text:style-name="P19">Но, всё-таки, это было праздником, потому что на демонстрацию мама давала нам по пятьдесят копеек на мороженое, и ещё оставалась сдача, потому что Сливочное стоило 13, а Пломбир — 18 копеек. </text:p>
      <text:p text:style-name="P19">Когда я вернулся домой, то по Нежинской ещё шли школьники в белых рубашках и красных пионерских галстуках, возвращаясь с демонстрации на Посёлок.</text:p>
      <text:p text:style-name="P19">И тут я совершил, должно быть, первый подлый поступок в своей жизни — вышел за калитку и выстрелил в спину какому-то мальчику из шпоночного пистолета.</text:p>
      <text:p text:style-name="P19">Он погнался за мной, но я отбежал к будке с Жулькой и мальчик не посмел подойти, а только обзывался.</text:p>
      <text:p text:style-name="P19"/>
      <text:p text:style-name="P19">Летом родители купили <text:s/>козу на Базаре, потому что когда папа получил свою первую зарплату на заводе и принёс отдавать маме 74 рубля, она растерянно спросила:</text:p>
      <text:p text:style-name="P19">- Как? Это всё?</text:p>
      <text:p text:style-name="P20">Белая коза понадобилась, чтоб стало легче жить, но на самом деле она только усложняла жизнь, потому что мне приходилось водить её на верёвке в улицу Кузнечную, или Литейную, чтоб щипала там траву под заборами.</text:p>
      <text:p text:style-name="P20"><text:soft-page-break/>От её молока я отказывался, хоть мама уговаривала, что козье очень полезно.</text:p>
      <text:p text:style-name="P20">Потом её зарезали и нажарили котлет, но их я и попробовать отказался.</text:p>
      <text:p text:style-name="P20"/>
      <text:p text:style-name="P20">Иногда в обеденный перерыв завода к нам приходил сын бабы Кати — дядя Вадим в рабочей спецовке.</text:p>
      <text:p text:style-name="P20">Он уговаривал бабу Катю дать ему самогонку, потому что хлопцы ждут, а она отнекивалась.</text:p>
      <text:p text:style-name="P20">У дяди Вадика были блестящие чёрные волосы и кожа оливкового оттенка, как у юного Артура в романе Овод, и чёрные усы щёточкой.</text:p>
      <text:p text:style-name="P20">На правой руке у него не хватало среднего пальца — отрезало <text:s/>в самом начале трудовой деятельности.</text:p>
      <text:p text:style-name="P20">- Смотрю, а палец мой на станке лежит, и у меня слёзы — кап-кап...- рассказывал он.</text:p>
      <text:p text:style-name="P20">Врачи хорошо зашили культю, получилась гладкая и без шрамов, так что когда он показывал дулю, та у него выходила двуствольной. <text:s/>Очень смешно, и ни у кого так не <text:span text:style-name="T11">получится</text:span>.</text:p>
      <text:p text:style-name="P21">Жил он в районе Автовокзала в хате своей жены Любы и тёщи и за это считался «примаком». <text:span text:style-name="T6">У примака нелёгкая судьба — приходится быть ниже травы, тише воды, тёщу называть «мамой» и ноги мыть курям, которых та держит <text:s/>во дворе.</text:span></text:p>
      <text:p text:style-name="P22">Мы все любили дядю Вадю — он такой смешной и добрый. А у его сына разноцветные глаза — один синий, а другой зелёный.</text:p>
      <text:p text:style-name="P22">В возрасте десяти лет, когда за стенкой в хате Пилюты был немецкий штаб, он залез на забор и хотел обрезать телефонный кабель их связи. Немцы на него наорали, но не стали <text:s/>расстреливать на месте.</text:p>
      <text:p text:style-name="P22">Когда я спросил зачем он пошёл на это, он ответил, что уже не помнит. Но вряд ли его потянуло совершить подвиг, скорее всего захотелось разноцветных проводков из телефонного кабеля.</text:p>
      <text:p text:style-name="P22"/>
      <text:p text:style-name="P22">Один раз, когда я шёл в Нежинский Магазин, меня обогнали двое ребят на одном велосипеде. Тот, что сидел сзади на багажнике соскочил на землю и отвесил мне крепкую пощёчину.</text:p>
      <text:p text:style-name="P22">Конечно, это было беспредельное оскорбление чести и он на полголовы ниже меня, но я побоялся драться — мало того, что не умею, так ещё и второй, который тоже слез с велосипеда был явно старше меня.</text:p>
      <text:p text:style-name="P22">- Говорил тебе, что получишь,- сказал коротышка и они уехали.</text:p>
      <text:p text:style-name="P22">Я понял кому стрелял в спину.</text:p>
      <text:p text:style-name="P22"/>
      <text:p text:style-name="P20"/>
      <text:p text:style-name="P4"/>
      <text:p text:style-name="P1"/>
      <text:p text:style-name="P1"/>
      <text:p text:style-name="P23">Взрослые киносеансы в клубе были на шесть и на восемь часов вечера. Кино показывали на втором этаже, куда вела широкая лестница из толстенных окрашенных досок. <text:s/>Но верхняя площадка была вымощена квадратной плиточкой <text:span text:style-name="T7">и кроме высокого окна имела три двери, та что направо вела к кинобудке и последующему залу балетного кружка. Из двух левых одна вела на балкон и была вечно заперта, а возле второй стояла бдительная тётя Шура в своём вечном головном платке и обрывала контроль на билетах.</text:span></text:p>
      <text:p text:style-name="P23">Пол в широком зале шёл с <text:s/>небольшим уклоном к <text:s text:c="2"/>сцене с двумя крылечками по бокам для входа на неё. Но всё это пряталось за широким белым экраном от одной стены зала до другой, который отдёргивался к левой стене для концертов или выступлений кукольного театра. <text:span text:style-name="T8">Вдоль</text:span> <text:span text:style-name="T8">боковых</text:span> стен шёл балкон с гипсовой лепниной <text:span text:style-name="T8">почти до самой сцены</text:span>, <text:span text:style-name="T8">а сзади он <text:s text:c="2"/>круто спускался с двух сторон <text:s text:c="2"/>к своей запертой снаружи двери, чтобы не загораживать бойницы кинобудки откуда протягивался <text:s/>к экрану ширящийся луч света с фильмом.</text:span></text:p>
      <text:p text:style-name="P24">Рядом с окошечком кассы висело расписание фильмов на текущий месяц, которые менялись каждый день, кроме понедельников, когда кино вообще не было. Так что можно заранее определиться и попросить у мамы двадцать копеек на билет.</text:p>
      <text:p text:style-name="P24"><text:soft-page-break/>Летом расходы на кино совсем исчезали, потому что рядом со спуском в Путепровод, позади длинной двухэтажки, бал парк КПВРЗ, где кроме трёх аллей, пустующей танцплощадки и пивного павильона был ещё и летний кинотеатр, <text:span text:style-name="T9">ограждённый забором с удобными щелями.</text:span></text:p>
      <text:p text:style-name="P25">Сеанс начинался почти засветло, около девяти вечера, может быть с минутами. </text:p>
      <text:p text:style-name="P25">Но стоять уткнувшись носом в шершавые от непогоды доски не так уж и приятно. Поэтому <text:span text:style-name="T10">ребята</text:span> занимали выгодные места на старых яблонях позади кирпичной кинобудки. </text:p>
      <text:p text:style-name="P25">Если попадётся не очень удобная для сидения развилка, в следующий раз придёшь пораньше.</text:p>
      <text:p text:style-name="P25">По ходу фильма летняя темень сгущалась <text:s text:c="2"/>вокруг двух-трёх подслеповатых фонарей парка, <text:s text:c="2"/>между листьями яблонь проступали звёзды на небе; на экране Весёлые Ребята Леонида Утёсова тузили друг друга барабанами и контрабасами, а в менее уморные моменты можно запустить руку в яблоневую листву и нашарить мелкое кислющее яблоко где-нибудь между созвездием Кассиопеи и <text:span text:style-name="T13">галактикой </text:span>Магелланов<text:span text:style-name="T13">а</text:span> Облак<text:span text:style-name="T13">а</text:span>, а потом <text:span text:style-name="T10">мелко </text:span>покусывать его <text:span text:style-name="T10">несъедобно горький</text:span> твёрдокаменный бок.</text:p>
      <text:p text:style-name="P34">После хорошего фильма, как тот с Родионом Нахапетовым — без драк, войны, а просто про жизнь, про смерть, <text:s/>про любовь и красивую езду на мотоцикле по мелководью, зрители выходили из ворот парка на булыжную мостовую улицы Будённого без обычных свистов и гиков, а притихшей негустой толпой людей словно породнённых сеансом и шли сквозь темень тёплой ночи, редея рядами на раздорожьях, к фонарям у перекрёстка улиц Богдана Хмельницкого и Профессийной, на углу Базара.</text:p>
      <text:p text:style-name="P25"/>
      <text:p text:style-name="P30">Но главное, из-за чего ребята ждут лето — это купание. <text:span text:style-name="T15">Открытие купального сезона на Кандыбине в конце мая — знак наступления лета.</text:span></text:p>
      <text:p text:style-name="P31">Кандыбино — это ряд рыбных озёр по разведению зеркального карпа, из которых вытекает речка Езуч. А по их дамбам иногда проезжает обходчик на велосипеде, чтоб пацаны не очень-то браконьерничали своими удочками.</text:p>
      <text:p text:style-name="P31">В крайнем из озёр карпов не охраняют — оно отдано для купания отдыхающих пляжников.</text:p>
      <text:p text:style-name="P31">Но, чтобы начать хождение на Кандыбино, надо знать как туда идти.</text:p>
      <text:p text:style-name="P31">Мама сказала, что девчонкой туда ходила, но объяснить не может и об этом лучше спросить дядю Толика, который и на работу, и с работы, и вообще везде, ездит на своём мотоцикле Ява — уж он-то все дороги знает.</text:p>
      <text:p text:style-name="P31">Путь на Кандыбино, по его объяснению, найти легко: идёшь в город по проспекту Мира <text:span text:style-name="T16">и сразу же после моста железнодорожной насыпи — поворот направо, пропустить невозможно, это ромненская трасса. <text:s/>Спускаешься по этой дороги до перекрёстка и там тоже направо, пока не появится железнодорожный шлагбаум, от него свернуть влево и — вот тебе и Кандыбино.</text:span></text:p>
      <text:p text:style-name="P32">Младшие, конечно же, увязались идти со мной. <text:s/>Мы взяли старое постельное покрывало, чтобы на нём загорать, положили его в плетёную сетку-авоську вместе с бутылкой воды, и пошли на Переезд, где начинается проспект Мира.</text:p>
      <text:p text:style-name="P32">До насыпи путь был знаком по первомайской демонстрации. Мы прошли под мостом и вот она, дорога вправо — прямо под насыпью.</text:p>
      <text:p text:style-name="P32">Правда, на трассу мало похожа — никакого асфальта, но дорога же, и широкая, и первая за мостом вправо.</text:p>
      <text:p text:style-name="P32">Мы свернули на неё и шли вдоль насыпи, а дорога становилась всё уже, превращаясь в широкую тропу, потом просто в тропку, которая потом тоже пропала.</text:p>
      <text:p text:style-name="P32">Пришлось подняться на насыпь, повытряхивать песок из сандалий и идти дальше по шпалам и рельсам.</text:p>
      <text:p text:style-name="P32">Наташа первой замечала поезда догонявшие <text:s/>нас сзади, и мы спускались на неровный щебень отсыпки, уступая путь слитному громыханью летящих мимо вагонов.</text:p>
      <text:p text:style-name="P32">Когда мы дошли до следующего моста, под которым не было никакого проспекта, а лишь <text:s/>колеи железнодорожных путей, и наша насыпь тоже заворачивала, чтобы спуститься, параллельно ими, к далёкому вокзалу, стало ясно, что мы идём в обратную сторону, а ни на какой ни на пляж.</text:p>
      <text:p text:style-name="P33">И тут мы заметили далеко внизу под нашей насыпью и под насыпью путей проложенных под <text:soft-page-break/>мостом, небольшое поле, а на нём две группы ребят в летних одёжках с такими же сетками, как у нас, и даже с мячом, которые направлялись к рощице зелёных деревьев. Наверняка на пляж!</text:p>
      <text:p text:style-name="P33">Мы спустились по крутым насыпям и пошли через поле той же тропой, что и предыдущие ребята, давно скрывшиеся из виду. Потом через осиновую рощу вдоль одинокой железнодорожной колеи без щебёнки и на деревянных, а не бетонных, шпалах; пока не показалась шоссейная насыпь со шлагбаумами по сторонам вот этого тихого пустого пути.</text:p>
      <text:p text:style-name="P33">Мы пересекли шоссе и пошли по широкой, местами топкой тропе. Грудь расправилась осторожным ликованием: ага, Кандыбино! не спрячешься! — потому что по той же тропе шли люди явно пляжного вида. Они шли в обоих направлениях, но туда <text:s/>больше, чем обратно.</text:p>
      <text:p text:style-name="P33">Тропа вывела к широкому каналу тёмной воды между берегом и противоположной дамбой рыбных озёр, но на этом не кончалась, а вела дальше вдоль канала.</text:p>
      <text:p text:style-name="P33">Мы пошли вперёд между зелёными деревьями, под белыми облаками и солнцем лазурно-синего летнего неба.</text:p>
      <text:p text:style-name="P33">Справа от тропы на плавном подъёме правильными рядами стояли фруктовые деревья неухоженного и одичалого сада.</text:p>
      <text:p text:style-name="P33">Впереди канал раздвигался в широкое озеро с песчаным берегом. <text:s/>Песок сменялся травой между редкими высокими кустами смородины квадратно-гнездового сада.</text:p>
      <text:p text:style-name="P33">Мы нашли свободный кусок травы, чтобы расстелить наше покрывало, быстро-быстро разделись и по нестерпимо горячему для босых ног песку побежали к воде, что плескала<text:span text:style-name="T17">сь</text:span> и <text:span text:style-name="T17">брызгалась под неумолчный визг, крик и хохот десятков купающихся.</text:span></text:p>
      <text:p text:style-name="P34">Лето! Ах, лето!</text:p>
      <text:p text:style-name="P34"/>
      <text:p text:style-name="P34">Потом выяснилось, что дядя Толик не знал о существовании той исчезающей дороги под насыпью. Его мотоцикл, на скорости вылетая из-под моста на проспекте Мира, за пару секунд оказывался у ромненской трассы, до которой пешком топать метров двести.</text:p>
      <text:p text:style-name="P33"/>
      <text:p text:style-name="P35">В клубной списке фильмов на июль <text:s/>стояли Сыновья Большой Медведицы и мы с Чепой договорились сходить, потому что знали — это <text:s/>про индейцев и там играет Гойко Митич. </text:p>
      <text:p text:style-name="P35">Конечно, в списке таких подробностей не сообщалось, но фильмы-то в Клуб КПВРЗ попадали месяц, а то и два спустя после показа их в кинотеатре Мир, или кинотеатре имени Воронцова, что на Площади Конотопских Дивизий.</text:p>
      <text:p text:style-name="P35">Вот только в Мире билет стоит пятьдесят копеек, а у Воронцова тридцать пять, тогда как в Клубе всего двадцать.</text:p>
      <text:p text:style-name="P35">В тот <text:span text:style-name="T19">воскресный </text:span>день мы втроём — Куба, Чепа и я — сгоняли на Кандыбино на велосипедах.</text:p>
      <text:p text:style-name="P36">Мы плавали, играли в «пятнашки», хотя в нырянии с Кубой не сравниться; <text:span text:style-name="T18">стоя по грудь в воде, <text:s/></text:span><text:s/>попарно сцепля<text:span text:style-name="T18">ли</text:span> кисти <text:span text:style-name="T18">рук </text:span>в зам<text:span text:style-name="T18">ó</text:span>к, чтоб третий, взобравшись на <text:span text:style-name="T18">сцепку, подпрыгнул бы как с пружинного трамплина. Потом они где-то пропали в толпе таких же купающихся.</text:span></text:p>
      <text:p text:style-name="P37">Я поискал их среди визгов и всплесков, но не нашёл. Переплыл на другой край озера у дамбы рыбных озёр. Там пара пацанов удили рыбу, выжидая удобный момент, когда можно будет закинуть удочки по ту сторону дамбы в зеркально карповый рай. </text:p>
      <text:p text:style-name="P37">Я поплыл обратно, чтоб не распугивать рыбу, которая водилась и с этой стороны. Ещё раз прочесал толпу в воде — безрезультатно, и решил выходить на берег.</text:p>
      <text:p text:style-name="P37">Когда я добрёл до песка пляжа весь в пупырышках гусиной кожи, они прибежали от смородиновых кустов с почти сухими уже волосами.</text:p>
      <text:p text:style-name="P37">- Ты где был? Мы уже опять заходим — погнали!</text:p>
      <text:p text:style-name="P37">- Да вы чё? Я токо-токо вылажу!</text:p>
      <text:p text:style-name="P37">- Да чё ты? Пошли!</text:p>
      <text:p text:style-name="P37">- А! Погнали наши городских!</text:p>
      <text:p text:style-name="P37">И мы втроём, взбивая ногами пенные всплески, побежали на глубину — нырять, вопить и <text:soft-page-break/>брызгаться.</text:p>
      <text:p text:style-name="P37">Лето, оно тем и лето, что лето...</text:p>
      <text:p text:style-name="P37">Куба в кино не захотел — он уже видел, и Чепа передумал, но меня это не остановило и я решил взять у мамы двадцать копеек и пойти в Клуб на шестичасовой сеанс.</text:p>
      <text:p text:style-name="P38">Баба Катя сказала, что родители и брат с сестрой куда-то ушли пару часов назад. Ну, ладно, до кино в Клубе ещё целых три часа <text:s/>— вернутся ещё.</text:p>
      <text:p text:style-name="P38">На исходе третьего часа меня охватило непобедимое беспокойство. Где же они, где?</text:p>
      <text:p text:style-name="P38">Я ещё раз спросил об этом, но уже у тёти Люды, на что она с полным безразличием и какой-то даже злостью ответила:</text:p>
      <text:p text:style-name="P38">- Я б и тебя не видела.</text:p>
      <text:p text:style-name="P38">Когда дядя Толик уезжал на рыбалку она всегда становилась такая.</text:p>
      <text:p text:style-name="P38">Прошло ещё два часа, я бы мог отправиться в Парк посмотреть фильм с дерева, но уже не хотел никакого кино. Меня придавило чувство неотвратимой и даже уже свершившейся катастрофы. <text:span text:style-name="T20">Мерещился вылетевший на тротуар грузовик, сирена скорой. Ясно одно — у меня больше нет ни родителей, ни брата с сестрой. Спустились сумерки, приехал дядя Толик с рыбалки и зашёл в хату, а я так и сидел на траве рядом с Жулькой раздавленный своим горем и одиночеством.</text:span></text:p>
      <text:p text:style-name="P39">И уже совсем поздно звякнула клямка калитки, раздался весёлый голос мамы, Сашка с Наташкой забежали во двор. Я бросился навстречу, раздираемый радостью и обидой:</text:p>
      <text:p text:style-name="P39">- Ну, где же вы были?</text:p>
      <text:p text:style-name="P39">- У дяди Вади. А ты что такой?</text:p>
      <text:p text:style-name="P39">Взрыднув, я начал сбивчиво бормотать про сыновей медведицы и двадцать копеек, потому что не мог объяснить, что прожил целых полдня после потери <text:s/>своих родных и близких, <text:span text:style-name="T21">не зная как жить дальше без семьи.</text:span></text:p>
      <text:p text:style-name="P39">- <text:span text:style-name="T21">Ну, взял бы деньги у тёти Люды.</text:span></text:p>
      <text:p text:style-name="P39">- <text:span text:style-name="T21">Да? <text:s/>Я у неё спросил где вы, так она сказала «глаза бы мои на тебя не смотрели».</text:span></text:p>
      <text:p text:style-name="P39">- <text:span text:style-name="T21">Что? А ну, идём в хату.</text:span></text:p>
      <text:p text:style-name="P40">И дома она скандалила с сестрой, а тётя Люда говорила, что это брехня и она только сказала,что и меня не видела бы, если б не подошёл. Но я упрямо повторял свою брехню, мама и тётя Люда кричали всё громче, баба Катя пыталась их уговорить, что стыдно так перед людьми — уже и на улицу слышно; Саша, Наташа, Ирочка и Валерик с испуганными глазами толпились в дверях комнаты, а папа и дядя Толик молча сидели там перед телевизором.</text:p>
      <text:p text:style-name="P40">Так я совершил вторую подлость в своей жизни — солгал, возвёл напраслину на невинную тётку. <text:span text:style-name="T22">Хотя её ответ мне я понял именно так, как передал потом маме, но после тёткиного истолкования мог бы и признаться, что она сказала именно такими словами, однако, не стал.</text:span></text:p>
      <text:p text:style-name="P25"/>
      <text:p text:style-name="P41">После случившегося я чувствовал себя виноватым перед тётей Людой и её детьми, и перед мамой, что обманул, и перед всеми за то, что я такой рохля и плаксун — расхныкался: папа-мама не дома; и всё это стало как бы началом постепенного и неприметного процесса отчуждения и превращения в «отрезанный ломоть» по выражению папы. Я начинал жить своей жизнью, хотя, конечно, ничего такого не осознавал, а просто жил.</text:p>
      <text:p text:style-name="P45">Конечно, мама с тётей Людой помирились, потому что тётя Люда показала маме как правильно поётся «Всюди буйно квiтнє <text:s/>черемшина» и приносила с работы продукты, которые <text:span text:style-name="T24">нигде</text:span> не купишь — ими торгуют из-под прилавка <text:span text:style-name="T24">только </text:span>для своих, и она так смешно рассказывала про обеденные перерывы <text:span text:style-name="T24">в их в</text:span> магазине, когда все продавщицы собираются в бытовке кушать и хвастаются друг перед дружкой <text:span text:style-name="T24">кто</text:span> что <text:s text:c="2"/>вкусненького <text:span text:style-name="T24">из дому принёс</text:span>, а когда в кабинете заведующей звонит телефон и просят позвать какую-то из продавщиц, то к её возвращению от её вкусненького остаётся меньше половины — все<text:span text:style-name="T24">м же надо</text:span> попробова<text:span text:style-name="T24">ть</text:span>. Но одна такая хитрая! Заведующая ей крикнет «к телефону!», <text:s/>так <text:span text:style-name="T24">эта зараза</text:span> делает «хыррк!» <text:span text:style-name="T23">и <text:s text:c="2"/>в свою банку с обедом — тьфу! — и отправляется к заведующей в кабинет, конечно ж, никто не притронется.</text:span></text:p>
      <text:p text:style-name="P42"><text:soft-page-break/>Мама тоже пошла работать в торговлю и устроилась кассиром в большой гастроном недалеко от Вокзала, но через два месяца там у неё случилась крупная недостача. Мама очень переживала и говорила, что не могла так ошибиться, наверное, кто-то из своих выбил чек на большую сумму, когда она вышла в туалет, забыв запереть кассовый аппарат. Пришлось продать папино пальто из чистой кожи, которое он покупал ещё <text:span text:style-name="T25">в свою бытность</text:span> на Объекте.</text:p>
      <text:p text:style-name="P42">С тех пор мама трудилась в торговых точках <text:span text:style-name="T25">где нет подозрительного коллектива, а только ты сама — в ларьках городского Парка напротив площади Мира, где продают сухое вино, конфеты, печенье <text:s/>и бочковое пиво.</text:span></text:p>
      <text:p text:style-name="P43">В конце лета дома снова был скандал, но уже не между сёстрами, а между мужем и женой.</text:p>
      <text:p text:style-name="P43">Дядя Толик поехал в лес и привёз оттуда грибы завёрнутые в газету. <text:s/>Не очень много, но на суп хватит, а чтоб не растерять грибы в дороге, он обвязал пакет и сунул в сумку, которую и повесил на руль мотоцикла. <text:span text:style-name="T26">Но дома вместо похвалы ему достался нагоняй от тёти Люды, когда та увидала, что газетный пакет обвязан бретелькой от женского лифчика. И сколько дядя Толик ни твердил, что подобрал эту «паварозку» в лесу, тётя Люда всё громче и громче кричала, чтоб ей показали такой лес где под кустами лифчики валяются и что не надо дуру из неё делать, потому что она не вчера родилась. </text:span></text:p>
      <text:p text:style-name="P44">Баба Катя уже не пыталась никого успокоить и лишь молча смотрела на спорящих грустными глазами.</text:p>
      <text:p text:style-name="P44">Так я узнал это слово — «бретелька».</text:p>
      <text:p text:style-name="P44">Больше дядя Толик за грибами не ездил. </text:p>
      <text:p text:style-name="P44">Тётя Люда хотела даже запретить его рыбалки, но тут уже и он начал повышать голос и тогда был найден компромисс — пускай <text:s/>ездит, но и меня берёт с собой.</text:p>
      <text:p text:style-name="P46">И следующие два-три года, с весны до осени, по выходным, с парой удочек и спиннингом примотанными к багажнику его Явы, мы отправлялись в путь. Чаще всего на реку Сейм, иногда на далёкую Десну, но в таком случае выезжать надо затемно, <text:span text:style-name="T27">потому что туда ехать километров семьдесят</text:span>. </text:p>
      <text:p text:style-name="P47">Ревя мотором, Ява <text:span text:style-name="T28">летела</text:span> по пустым <text:s text:c="2"/>улицам <text:span text:style-name="T28">ночного города</text:span>, <text:span text:style-name="T28">когда даже милиция спит, </text:span>потом по шоссе до Батурина на московскую трассу, где дядя Толик иногда выжимал скорость до ста двадцати, а когда сворачивал на полевые дороги <text:span text:style-name="T28">нас догонял рассвет. Сидя позади него, я держался за его пояс, сунув руки в карманы его мотоциклетной куртки из искусственной кожи, что они не мёрзли под встречным ветром. А вокруг уже не ночь, а светлеющие сумерки и уже начинают виднеться лесополосы вокруг полей, и высоко в небе облака всё сильней розовеют в лучах солнца, которое пока что ещё не взошло над горизонтом. От этих картин дух захватывало не меньше, чем от скоростной езды.</text:span></text:p>
      <text:p text:style-name="P48"><text:span text:style-name="T31">Обычно наживкой были черви из огорода</text:span>, но однажды бывалые рыбаки посоветовали дяде Толику наживлять крючок личинками стрекоз. Они живут в воде, в комьях глины под обрывистым речным берегом и рыба по ним прямо с ума сходит — друг у дружки крючок отбирают.</text:p>
      <text:p text:style-name="P48">В тот раз мы подъехали к реке, когда только ещё рассветало. От воды подымался тонкий клочковатый туман. Дядя Толик объяснил, что <text:s text:c="2"/>доставать эти глиняные куски из воды придётся мне. <text:span text:style-name="T29">О том, чтобы войти в течение воды и подумать было жутко, но любишь кататься — <text:s/>люби и личинок доставать. </text:span></text:p>
      <text:p text:style-name="P49">Я разделся и, по совету старшего, сразу нырнул. Вот это да! Оказывается в воде теплее даже, чем на берегу!</text:p>
      <text:p text:style-name="P49">Я подтаскивал к берегу обломки скользких глыб, а дядя Толик их там разламывал и доставал личинок из насверленных ими канальчиков. Когда он сказал, что хватит, я даже не хотел вылезать из ласкового тепла речной воды.</text:p>
      <text:p text:style-name="P49">Но всё-таки это было явной эксплуатацией детского труда, за которую я наказал <text:s/>его в тот же день.</text:p>
      <text:p text:style-name="P49">Он предпочитал спиннинг удочке, резким взмахом забрасывал блесну с грузом чуть не до середины реки, а потом крутил стрекочущую катушку на ручке спиннинга, подтаскивая вертляво мелькающую блесну обратно. На спиннинг ловится хищная рыба, способная <text:soft-page-break/>заглотить крюки в хвосте блесны — щука, окунь.</text:p>
      <text:p text:style-name="P50">К полудню мы переехали в другое место, где был деревянный мост. Дядя Толик перешёл на другой, крутой берег и пошёл вдоль него забрасывая спиннинг там и сям.</text:p>
      <text:p text:style-name="P50">Я следил за поплавками своих удочек, а потом растянулся в прибрежной траве. <text:s/>И когда он возвращался по противоположному берегу, то я, <text:s/>не подымая головы, смотрел на него сквозь траву и ему приходилось идти через джунгли спорыша и других былинок. Таким трюком в кино снимают великанов. И до самого моста я продержал его в лилипутиках. </text:p>
      <text:p text:style-name="P52">Один раз тётя Люда у меня спросила, не случалось ли мне видеть, что по пути на рыбалку он заходит в какую-нибудь в хату.</text:p>
      <text:p text:style-name="P52">Я честно сказал, что такого не видел, потому что в тот раз, когда в селе Поповка он вспомнил, что мы едем без червей, и высадил меня подождать в пустой сельской улочке, пока он тут неподалёку сгоняет накопать, то я видел только почернелую солому крыши сарая, мягкий песок дороги да заросли крапивы.</text:p>
      <text:p text:style-name="P52">Пару раз нам довелось падать. Первый раз <text:span text:style-name="T32">мы </text:span>ехали через поле по тропинке, что шла сверху метровой насыпи. В одном месте насыпь оборвалась, но высокая трава скрыла ямину, <text:span text:style-name="T32">куда Ява нырнула носом, выбросив нас через себя. <text:s/>А другой раз на выезде из Нежинской мотоцикл зацепился за врытую возле чьей-то хаты железяку, чтобы машины, объезжая лужи, не царапали её фундамент.</text:span></text:p>
      <text:p text:style-name="P53">Но оба раза обошлось, потому что на нас были белые пластмассовые шлемы, <text:s/>правда, во втором случае рыбалку пришлось отменить, потому что у Явы из амортизатора начало вытекать машинное масло и потребовался срочный ремонт.</text:p>
      <text:p text:style-name="P54"/>
      <text:p text:style-name="P54">Площадь Конотопских Дивизий представлялась мне поначалу концом света, потому что от Мира до неё ещё целых четыре трамвайных остановки, столько же как от вокзала до Мира. </text:p>
      <text:p text:style-name="P55">Она широкая как три дороги и <text:s/>очень длинная с небольшим уклоном вдоль длины. </text:p>
      <text:p text:style-name="P55">На верхнем её краю высилась водонапорная башня из металла, как та, что в Париже, но у этой на ржавом боку огромного бака была надпись «Я люблю тебя Оля!», а под башней, за высокой стеной, обтянутой сверху плотными рядами колючей проволоки, находилась городская тюрьма. </text:p>
      <text:p text:style-name="P66">И там же наверху, но на противоположной стороне, кирпичные ворота Городского Рынка, от которых тянулся под уклон ряд магазинов — Мебель, Одежда, Обувь...</text:p>
      <text:p text:style-name="P54">Внизу площади стоял<text:span text:style-name="T33">о здание, у которого окон было больше, чем стен — Конотопская Швейная Фабрика, затем шёл вытрезвитель, где, наоборот, стен было больше, чем окон; а дальше дорога к мосту, что ведёт в опасный окраинный район — Загребелье. </text:span></text:p>
      <text:p text:style-name="P56">Опасность в том, что там очень блатные хлопцы и если поймают парня провожающего загребельскую девушку, то заставляют его кричать петухом, или спичкой измерять длину моста, или просто побьют.</text:p>
      <text:p text:style-name="P56">Чуть выше того места, где площадь пересекают трамвайные пути стоит кинотеатр имени Воронцова, только вход в него <text:span text:style-name="T35">с</text:span> улицы <text:span text:style-name="T35">Карла Маркса</text:span>, а на площадь обёрнуты лишь три <text:s text:c="2"/>выхода из глухой <text:span text:style-name="T35">боковой </text:span>стены.</text:p>
      <text:p text:style-name="P57">Когда в город приезжает передвижной зверинец, <text:span text:style-name="T34">то между трамвайными путями и Швейной Фабрикой они <text:s/>из своих клеток на колёсах выстраивают квадратный табор, как чешские гуситы из учебника истории средних веков. Да ещё и по центру ставят пару рядов и в воскресный день жители города и окрестных сёл кружат толпою вокруг и вдоль клеток с табличками про возраст и имя животного и над площадью стоит гул от людских и звериных криков. Но так бывает раз в три года.</text:span></text:p>
      <text:p text:style-name="P58">Один раз приезжали гонщики по отвесной стене, поставили огромный шатёр из брезента, а внутри кольцевую стену из досок высотой метров пять. Между верхом стены и брезентом стоячие места, куда два раза в день пускали зрителей заглядывать вниз, где двое мотоциклистов, по очереди, разгонялись по кругу, чтобы по пандусу переехать на стену <text:span text:style-name="T35">и</text:span> погонять по ней, треща моторами, в <text:s/>горизонтальной плоскости.</text:p>
      <text:p text:style-name="P59">Если от <text:s/>входа в Воронцова направиться по Карла Марксу вспять — к Миру, то слева будет <text:soft-page-break/>кубообразный Дом Быта в три этажа, а рядом с ним тогда стоял стенд из железных труб с названием «Не проходите мимо!», на нём вывешивали чёрно-белые фотографии людей попавших в вытрезвитель с указанием их имён и места работы. Жуткие снимки, словно кожа содрана с лиц. Мне почему-то <text:s text:c="2"/>жалко было тех алкоголиков. <text:s/>Наверное, <text:s/>из-за того стенда на Объекте, <text:s/>к которому я никак не мог подойти.</text:p>
      <text:p text:style-name="P60">Вслед за Домом Быта, но отступя от дороги, стоял Дом Культуры завода Красный Металлист, <text:s/>а по бокам от него стенды, куда наклеивали страницы журналов Перець и Крокодил, а ближе к дороге, но опять-таки по бокам, чтобы не закрывать квадратные колонны входа в Дом Культуры — два киоска из жести и стекла. В одном из них, среди прочей всячины, я увидел выставленные на продажу наборы спичечных этикеток и в следующий свой выезд в <text:span text:style-name="T36">Г</text:span>ород купил набор с картинками животных. </text:p>
      <text:p text:style-name="P60">Когда же я привёз их домой и хотел разместить в альбоме с коллекцией, что приехала с нами с Объекта, <text:s/>то понял — это не то. На прежних, которые снимались с коробков, мелкой печатью стоял адрес спичечной фабрики и цена — 1 коп., а эти просто картинки такого же размера. С тех пор мне расхотелось собирать этикетки и я отдал альбом Чепе.</text:p>
      <text:p text:style-name="P61">Чепа жил возле Нежинского Магазина со своей матерью и бабкой, и псом Пиратом рыжеватой масти. <text:s/>Их хата была совсем маленькая — уместилась бы в одной нашей кухне, но зато отдельная. Рядом с хатой стоял глинобитный сарай, где <text:span text:style-name="T38">кроме обычных хозяйственных инструментов и места для угля на зиму, стоял ещё возок — продолговатый мелкий ящик на двух железных колёсах, из-под которого торчит длинная труба с перекладинкой на конце, за которую этот возок таскают. От хаты до калитки на улицу тянулся длинный огород, не то что наши две-три грядки. Осенью и весной я приходил <text:s text:c="2"/>ему помочь со вскопкой. Работая, мы повторяли модную местную поговорку «никаких пасок! по пирожку и — огороды копать!», а отпущенный Пират ошалело носился по длинной тропинке-стежке от калитки до своей будки возле сарая.</text:span></text:p>
      <text:p text:style-name="P50"/>
      <text:p text:style-name="P51">К<text:span text:style-name="T30">огда мы переехали в Конотоп на меня легла <text:s/>обязанность по водоснабжению хаты. <text:s/></text:span></text:p>
      <text:p text:style-name="P2">Вода стояла в паре эмалированных вёдер на двух табуретках в тёмном закоулке крохотной веранды, возле керогаза. Рядом с вёдрами висел ковшик — попить, или наполнить водой кастрюлю. И, кроме того, водой наполнялся бачок рукомойника, который стоял на кухне. Туда тоже влазило почти два ведра. Внизу бачка торчал кран нажимного действия, как в туалетах пассажирских вагонов, а под ним раковина с тумбочкой, в которой стояло <text:s text:c="2"/>ведро куда стекала мыльная вода. Помои выносили выливать в глубокую яму на огороде.</text:p>
      <text:p text:style-name="P63">На углу Нежинской и улицы Гоголя — метров сорок от калитки, <text:s text:c="2"/>стояла коренастая водоразборная колонка с чугунным носом, <text:s text:c="2"/>куда вешать вёдра, <text:s/>и железной рукоятью позади. Нужно только приналечь на рукоять и в ведро ударяет толстая струя воды, если не уследишь, то сразу же переполнится и вода пойдёт хлестать на землю.</text:p>
      <text:p text:style-name="P62">На нашу хату хватало две ходки — четыре ведра — в день, если, конечно, это не день стирки. Когда стирала тётя Люда, то воду приносил дядя Толик.</text:p>
      <text:p text:style-name="P62">В дожди дорога до колонки немного удлинялась — надо было обходить широкие лужи на улице, а зимой вокруг колонки намерзал небольшой, но очень скользкий каток из разлитой воды — тут уж поосторожней. Хорошо хоть рядом уличный фонарь на деревянном столбе.</text:p>
      <text:p text:style-name="P62">А ещё на мне был керосин <text:span text:style-name="T39">для керогаза</text:span>.</text:p>
      <text:p text:style-name="P64">Керогаз похож на маленькую газовую плиту с двумя конфорками, только вместо газа в него надо заливать керосин в две <text:s text:c="2"/>чашечки сзади. Керосин пропитывает азбестный фитиль, который надо поджечь спичкой, чтобы готовить обед, греть чай или воду для стирки на жёлтом пламени с чёрной <text:s text:c="2"/>каёмкой копоти.</text:p>
      <text:p text:style-name="P64">За керосином надо идти на Базар с двадцатилитровой канистрой. Там вдалеке от прилавков стоит большущий кубический бак из ржавого железа, на котором мелом написано «керосин будет...» а дальше число <text:span text:style-name="T40">и месяц</text:span>, когда его привезут. <text:span text:style-name="T40">Когда число меняется, его стирают и пишут другое, но их уже столько поменялось, что от многократных исправлений получилось меловое пятно, в котором никакой даты не разобрать, да и писать перестали. Зато осталась </text:span><text:soft-page-break/><text:span text:style-name="T40">полная оптимизма надпись «керосин будет …!»</text:span></text:p>
      <text:p text:style-name="P65">Внизу бака торчит толстая труба в виде крана, с вентилем запертым на висячий замок, а под краном вырыт приямок, <text:span text:style-name="T41">куда в назначенный день спускается продавщица в синем сатиновом халате, ставит под кран многолитровую кастрюлю-выварку, до половины наполняет пенистой, желтовато-прозрачной струёй керосина из трубы-крана, садится рядом на табуреточку и литровым черпаком наполняет канистры и бутыли покупателей через жестяную воронку. <text:s/>Когда черпак начинает стукаться о дно выварки, продавщица добавляет в неё <text:s/>из крана.</text:span></text:p>
      <text:p text:style-name="P65">О дате продажи керосина ни писать, ни читать <text:s/>не надо — баба Катя каждое утро ходит на Базар и за два дня раньше приносит новость когда будет керосин. И в такой день, после школы, я беру его канистру и иду в многочасовую очередь возле ржавоватого бака. </text:p>
      <text:p text:style-name="P67">Иногда керосин продают во дворе Нежинского Магазина, где обустроен точно такой же бак, но там он бывает реже, а очередь такая же.</text:p>
      <text:p text:style-name="P68">Осенью от Переезда на Посёлок начали прокладывать трамвайный путь под шеренгой огромных тополей вдоль кювета булыжной Богдана Хмельницкого, <text:span text:style-name="T42">где к ним теперь добавились бетонные столбы, которые удерживают толстый трамвайный провод над путями</text:span>. <text:s/></text:p>
      <text:p text:style-name="P69">До <text:s text:c="2"/>демонстрации 7-го ноября рельсы миновали Базар, нашу школу и даже завернули в Первомайскую, что тянется до самого конца Посёлка. Потом по ним начали ходить три маленьких трамвая, где кондукторши с пузатенькими сумками под грудью продавали билеты за три копейки, отрывая их от рулончика на ремне сумки.</text:p>
      <text:p text:style-name="P69">У городских, больших трамваев кабина водителя только одна — впереди, и когда они доезжают до своих конечных, <text:span text:style-name="T42">то </text:span>делают круг по кольцу разворота, а на Посёлке такого круга не сделали, потому что <text:s text:c="2"/>маленькие трамваи как Тяни-Толкай — кабина спереди и кабина сзади.</text:p>
      <text:p text:style-name="P69">На конечной остановке водитель переходит из передней <text:span text:style-name="T42">кабины в заднюю и та уже становится передней. Трамвай отправляется в обратный путь и кондукторша, стоя на ступеньке задней двери, тянет брезентовую вожжу от дуги трамвая, чтоб та под проводом откинулась назад и скользила как положено до конечной на том конце.</text:span></text:p>
      <text:p text:style-name="P70">Поэтому в больших трамваях двери захлопываются автоматически из кабины водителя, а в маленьких они как ширмы на шарнирах — потянул, сдвинул — открылась, или наоборот. Но кому оно надо? Поэтому на Посёлке трамваи ходили с распахнутыми дверями, если только не очень сильный мороз.</text:p>
      <text:p text:style-name="P70">Чтобы трамваи могли уступать друг другу одноколейный путь им устроили две развилки: одну возле нашей школы, другую посреди Первомайской. На развилке путь раздвоен на несколько метров, <text:span text:style-name="T43">чтобы встречные трамваи могли разминуться.</text:span></text:p>
      <text:p text:style-name="P71">В Клубе КПВРЗ туалет был на первом этаже, в самом конце длинного-предлинного коридора начинавшегося от библиотеки. Окон в нём не было, а только несколько лампочек, потому что по сторонам коридора шли только постоянно запертые двери с табличками «Детский Сектор», «Эстрадный Ансамбль», «Костюмерная», а не доходя до туалета — <text:s/>«Спортзал».</text:p>
      <text:p text:style-name="P71">Все двери были тихими, только за спортзальной иногда поцокивал шарик настольного тенниса или грюкало железо штанги.</text:p>
      <text:p text:style-name="P71">Но однажды, я услышал как за дверью «Детского Сектора» играет пианино и постучал. Мне крикнули заходить, я вошёл и увидел <text:span text:style-name="T44">небольшую смуглую женщину со стрижкой чёрных волос и широким разрезом ноздрей, которая сидела за пианино у стены из больших зеркальных квадратов. В стене напротив двери были три окна высоко от пола, и балетные поручни под ними, поверх ребристой отопительной трубы, а в левой стороне стоял неширокий, но очень длинный стол; длиннее, чем ширма кукольного театра перед простой, неозеркаленной стеной. <text:s/>И я сказал, что хочу записаться в Детский Сектор.</text:span></text:p>
      <text:p text:style-name="P71">- <text:span text:style-name="T44">Очень хорошо, тогда давай знакомиться: я — Раиса Григорьевна, а ты кто?</text:span></text:p>
      <text:p text:style-name="P72">Она рассказала, что бывшие актёры повырастали, или разъехались и для возрождения Детского Сектора мне нужно привести с собой друзей из школы.</text:p>
      <text:p text:style-name="P72">Я повёл агитацию в своём классе. Чепа и Куба посомневались, но согласились, когда я сказал, <text:soft-page-break/>что на том длинном столе можно запросто играть в теннис, и ещё две девочки пришли посмотреть — Лариса Полосмак и Таня Красножон. </text:p>
      <text:p text:style-name="P72">Раиса Григорьевна обрадовалась и мы начали готовить кукольный спектакль «<text:span text:style-name="T45">Колобок». Она научила нас водить одетые на кисть руки <text:s/>мягкие куклы так, чтобы те всем были видны поверх ширмы кукольного театра. Занятия проводились два раза в неделю, хоть иногда она их пропускала, но показала нам, что оставляет ключ в комнате художников и мы часами играли в теннис на длинном столе. </text:span></text:p>
      <text:p text:style-name="P73">Ракеток у нас не было, их нам заменяли зажатые в руке обложки от учебников. И сетку тоже городили из книг — высоковата малость, но пойдёт.</text:p>
      <text:p text:style-name="P74">Нелёгок труд актёра-кукловода, <text:s/>мало того, что надо переписать роль и выучить её наизусть, так ещё во время действия всё время держать куклу на вздёрнутой вверх руке, а она затекала от усталости во время долгих репетиций и даже поддержка второй рукой мало чем помогала. И шея начинала ныть оттого, что голова постоянно запрокинута лицом кверху — следить за рукой.</text:p>
      <text:p text:style-name="P75">Зато потом, после спектакля, выходишь перед ширмой держа на уровне плеча одетую на три пальца куклу и Раиса Григорьевна объявляет, что это ты исполнял роль Зайца, и ты кланяешься, и Заяц возле твоего плеча кланяется тоже, а в зале раздаётся смех и аплодисменты.</text:p>
      <text:p text:style-name="P74">О тернии, о сладость славы!</text:p>
      <text:p text:style-name="P76">Позднее многие отсеялись, но костяк Детского Сектора — Чепа, Куба и я — остались.</text:p>
      <text:p text:style-name="P76">Раиса Григорьевна делала с нами постановки инсценировок про героических пацанов <text:span text:style-name="T46">и взрослых </text:span>из времён революции или гражданской войны и тогда мы гримировались, приклеивали настоящие театральные усы, одевали гимнастёрки и пускали дым из газетных самокруток с настоящей махоркой, которые она научила нас делать, но не затягивались, чтоб не раскашляться.</text:p>
      <text:p text:style-name="P76">Потом мы с этими инсценировками ходили по цехам Завода, <text:span text:style-name="T46">не по всем, а где</text:span> есть Красный уголок со сценой, и в обеденный перерыв показывали для рабочих, пока они ели свой обед из газетных свёртков. <text:s/><text:span text:style-name="T46">Им особенно нравился момент с самокрутками.</text:span></text:p>
      <text:p text:style-name="P77">Дважды в год в Клубе давали большой концерт самодеятельности. <text:span text:style-name="T47">Директор, Павел Митрофанович, читал проникновенные стихи посвящённые Партии, ученики по классу баяна Анатолия Кузько отыгрывали свои достижения. Гвоздём программы, конечно же, были танцевальные номера балетной студии, потому что Нина Александровна пользовалась заслуженной славой и к ней ездили ученики со всего города, а к тому же в Клубе очень богатая костюмерная — для молдаванского танца «жок» танцоры выходили в жилетках сверкающих блёстками, для украинского гопака в широких шароварах и мягких балетных сапогах красного цвета. Всем им, как и малолетним девочкам в балетных пачках, подыгрывала на баяне виртуозная Аида, стоя за кулисами сцены. </text:span></text:p>
      <text:p text:style-name="P78">Рядом с нею стояли и мы в гимнастёрках и гриме, поражаясь как здорова она играет без всяких нот.</text:p>
      <text:p text:style-name="P78">Беспалый красавец Мурашковский пел дуэтом с лысым токарем из токарного цеха «Два кольори мо<text:span text:style-name="T48">ї</text:span>, два кольори» и читал гуморески. На правой кисти у него оставалось только два пальца — большой и мизинец, и, для маскировки, он зажимал в них <text:s/>носовой платок, словно клешней.</text:p>
      <text:p text:style-name="P78">Две пожилые женщины пели романсы, но не дуэтом, а поочереди и им аккомпанировал на баяне сам Анатолий Кузько, у которого один глаз не то, чтобы косил, а вообще смотрел в потолок.</text:p>
      <text:p text:style-name="P78">В завершение концерта за кулисы через зал приходил белобрысый руководитель эстрадного ансамбля Аксёнов со своими музыкантами. Их барабаны и контрабас уже ждали тут, в маленькой гримёрной позади сцены, но свой саксофон Аксёнов приносил с собою.</text:p>
      <text:p text:style-name="P79">Блондинка Жанна Парасюк, тоже, кстати, заканчивала нашу школу, исполняла пару шлягеров в сопровождении ансамбля и концерт заканчивался под аплодисменты и крики «бис!»</text:p>
      <text:p text:style-name="P79">Зал бывал полон до краёв, как при сеансе какого-нибудь индийского двухсерийного фильма.</text:p>
      <text:p text:style-name="P79"><text:soft-page-break/>Сцена освещалась снизу софитами и прожекторами с двух балконов. В тёмном проходе сновали участники балетной студии — переодеваться между номерами у костюмерши <text:span text:style-name="T51">тёти Тани</text:span>.</text:p>
      <text:p text:style-name="P79">Для наших инсценировок Раиса Григорьевна научила нас правильно держаться на сцене и как надо выходить из-за кулис, и что смотреть надо в зал, но не кому-то в глаза, а <text:span text:style-name="T49">так, </text:span>в общем, примерно, на пятый-шестой ряд. <text:span text:style-name="T49">Хотя, в тёмном зале под слепящим лучом прожектора дальше пятого ряда уже никого и не различишь, да и передние видятся довольно смутно.</text:span></text:p>
      <text:p text:style-name="P80">Так Клуб стал частью моей жизни и если я долго не приходил домой со школы, <text:s/>там знали — пропадаю в Клубе.</text:p>
      <text:p text:style-name="P81">Зимними вечерами нашим частым развлечением стало катание на «колбасе» трамвая. <text:span text:style-name="T50">Внизу под кабинкой водителя есть трубчатая решётка на пружинах. Мы поджидали трамвай на остановке, заходили ему в хвост, а при отправлении вспрыгивали на «колбасу», цепляясь руками за выступ под стеклом водительской кабины. Выступ гладкий, вроде небольшого подоконника, поэтому приходится напрячь пальцы и часто перехватываться. Трамвай громыхает и гонит, «колбаса» пружинно покачивает на стыках рельс — класс! </text:span></text:p>
      <text:p text:style-name="P83">Самый скоростной участок между Базаром и нашей школой. Именно там однажды мои закоченелые пальцы начали соскальзывать с выступа, но Чепа крикнул «держись!» и придавил мою ладонь своею, но тут Куба сказал «капец!», потому что его пальцы тоже соскользнули и он спрыгнул на всём ходу, хорошо хоть в ствол тополя не врезался.</text:p>
      <text:p text:style-name="P82">Но он нас догнал из темноты пока трамвай на развилке дожидался встречного, и мы поехали дальше на Посёлок.</text:p>
      <text:p text:style-name="P82">Так развлекались не только мы, а целые группы ребят нашего возраста. Иногда нас цеплялось по стольку, что пружинистая «колбаса» начинала чиркать по рельсам. На развилковых остановках кондукторши выходили нас прогонять, мы отбегали, но прежде, чем трамвай успевал набрать ход навешивались заново.</text:p>
      <text:p text:style-name="P82"/>
      <text:p text:style-name="P88">Один раз вместо школьных уроков нас повели экскурсией на завод. Сперва в пожарную команду, недалеко от проходной, <text:s/>от них в цех по заправке кислородных баллонов, потом в кузнечный где ничего не слышно за гулом вентиляторов и пламени в кирпичных печах, <text:span text:style-name="T54">рабочие длинными щипцами доставали из печей добела раскалённые болванки и переправляли <text:s/>их на наковальни гидравлических молотов. </text:span></text:p>
      <text:p text:style-name="P91">Экскурсия постояла возле одного наблюдая, как один рабочий щипцами покороче переворачивает болванку на наковальне так и эдак, а сверху, проскальзывая между двух станин по ней гахкает махина молота, чтоб выковать нужную форму. </text:p>
      <text:p text:style-name="P91">С болванки отслаивается окалина и цвет её темнеет до красного, а потом и тёмно-вишнёвого.</text:p>
      <text:p text:style-name="P91">Но удивительней всего, что молот очень чуткий, умеет бить совсем слегка и даже останавливаться на полпути резкого разгона, а управляет им рабочая в платке, что сидит сбоку от станины и орудует парой рычагов.</text:p>
      <text:p text:style-name="P89">На выходе из цеха, возле другого, примолкшего молота я увидел на асфальтном полу россыпь <text:s/>круглых таблеток из металла приятного сиреневого цвета, диаметром с юбилейный рубль, но куда толще. Увесистый вышел бы биток переворачивать копейки в игре на деньги. <text:span text:style-name="T56">К тому же, наверняка ненужные отходы, раз на полу валяются.</text:span></text:p>
      <text:p text:style-name="P89">Я подобрал одну и тут же бросил — так сильно обожгла пальцы.</text:p>
      <text:p text:style-name="P90">Какой-то рабочий, проходя мимо, засмеялся и сказал:</text:p>
      <text:p text:style-name="P90">- Что — тяжёлая?</text:p>
      <text:p text:style-name="P90">А в механическом цеху меня поразил строгальный станок — невысокий, неширокий, не спеша снимает стружку с зажатой пластины металла, а на боку барельефная отливка — <text:s/>надпись с названием завода изготовителя этого станка. И эта надпись с твёрдыми знаками в конце слов, как писали до революции. Работает!</text:p>
      <text:p text:style-name="P90">Ну, а дальше уже большой советский станок, тоже строгальный, резец бегает длинными прогонами, а рабочий сидит рядом на стуле и просто смотрит — вот работка, а?</text:p>
      <text:p text:style-name="P90"/>
      <text:p text:style-name="P90"><text:soft-page-break/>Когда я дома поделился впечатлениями от экскурсии, то мама сказала, почему бы мне теперь не ходить в баню какого-нибудь цеха, вместо городской, куда надо ехать аж до Площади Дивизий; тем более, что мама Вадика Кубарева работает <text:s/>на заводской градирне.</text:p>
      <text:p text:style-name="P90">Я обсудил это предложение с Чепой и он ответил, что давно уже ходит мыться на завод, там есть бани и получше, чем на градирне, <text:span text:style-name="T55">правда заводская только до восьми, но те, которые в цехах работают круглосуточно.</text:span></text:p>
      <text:p text:style-name="P93">Конечно, через проходные на завод не пустят, но можно свободно заходить с заднего конца, где втягивают вагоны на ремонт и вывозят готовые. Однако, зачем далеко ходить, если высокая стена вдоль Профессийной оборудована удобными перелазами, чтобы рабочие могли выносить с работы шабашку?</text:p>
      <text:p text:style-name="P93"/>
      <text:p text:style-name="P94">И вот опять приходится прерывать связь времён и перескакивать из Конотопа к Варанде; иначе как понять столичной жительнице из третьего тысячелетия обиходную речь середины прошлого века?</text:p>
      <text:p text:style-name="P95">Тут без словаря Даля невпротык. <text:s/>Но у него глубже «шабаша» ничего нет. <text:s/>Хотя он верно изложил, что <text:s/>с<text:span text:style-name="T56">лово «шабаш» служит сигналом окончания работы.</text:span></text:p>
      <text:p text:style-name="P95">Языку потребовалось ещё сто лет, чтобы дожить до эпохи развитого социализма и произвести слово «шабашка».</text:p>
      <text:p text:style-name="P92">Шабашка — это какое-нибудь нужное для дома изделие, изготовленное на работе, или просто вязанка досок наломанных <text:span text:style-name="T57">там же</text:span> по размеру домашней печки<text:span text:style-name="T56">, шабашка — она, как бы, точка завершающая трудовой день.</text:span></text:p>
      <text:p text:style-name="P96">Заценила мои этимологические старания? </text:p>
      <text:p text:style-name="P96">Ну, и раз уж пока я тут, заползу-ка, пожалуй, в эту свою одноместную китайскую пагоду. </text:p>
      <text:p text:style-name="P96">Что мне в ней нравится, так это её складные бамбучинки. <text:s/></text:p>
      <text:p text:style-name="P96">Хитрó вымудрили поднебесники — дюжина полметровых трубочек складываются в два <text:s text:c="2"/>упругих шеста по три метра, для натяжки на них палатки. </text:p>
      <text:p text:style-name="P97">И эта входная сеточка на зипперах отлично работает — ни один комар не влетит, снаружи вон гудят кровососы — а, фига вам! <text:s/></text:p>
      <text:p text:style-name="P97">Сейчас скину портки, влезу в германский спальник, угреюсь и — кум королю!</text:p>
      <text:p text:style-name="P97">Хорошо, когда на тебя работает древнейшая цивилизация да самая технократическая нация.</text:p>
      <text:p text:style-name="P97">Хотя, если вдуматься, они только производители, а идеи — глобальное достояние, накаплива<text:span text:style-name="T58">ются</text:span> сообща.</text:p>
      <text:p text:style-name="P97">Тот же зиппер: кто изобрёл? Не знаю, но вряд ли династия Цинь.</text:p>
      <text:p text:style-name="P90"/>
      <text:p text:style-name="P90"/>
      <text:p text:style-name="P90"/>
      <text:p text:style-name="P90"/>
      <text:p text:style-name="P84"/>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rguey </meta:initial-creator>
    <meta:creation-date>2016-02-28T16:39:37.193147596</meta:creation-date>
    <dc:date>2016-03-08T21:35:21.295254918</dc:date>
    <dc:creator>sehrguey </dc:creator>
    <meta:editing-duration>PT3H18M5S</meta:editing-duration>
    <meta:editing-cycles>27</meta:editing-cycles>
    <meta:generator>LibreOffice/4.3.3.2$Linux_x86 LibreOffice_project/430m0$Build-2</meta:generator>
    <meta:document-statistic meta:table-count="0" meta:image-count="0" meta:object-count="0" meta:page-count="15" meta:paragraph-count="261" meta:word-count="8282" meta:character-count="52443" meta:non-whitespace-character-count="44121"/>
  </office:meta>
</office:document-meta>
</file>